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2" svg:font-family="'Courier New'"/>
    <style:font-face style:name="NimbusMonL-Regu" svg:font-family="NimbusMonL-Regu"/>
    <style:font-face style:name="StarSymbol1" svg:font-family="StarSymbol"/>
    <style:font-face style:name="Tahoma1" svg:font-family="Tahoma"/>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05cm"/>
          <style:tab-stop style:position="15.589cm" style:type="right"/>
        </style:tab-stops>
      </style:paragraph-properties>
    </style:style>
    <style:style style:name="P4" style:family="paragraph" style:parent-style-name="Standard">
      <style:paragraph-properties fo:text-align="justify" style:justify-single-word="false"/>
      <style:text-properties style:font-name="Arial1" fo:font-size="10.5pt" style:font-size-asian="10.5pt" style:font-size-complex="10.5pt"/>
    </style:style>
    <style:style style:name="P5" style:family="paragraph" style:parent-style-name="Standard">
      <style:paragraph-properties fo:text-align="justify" style:justify-single-word="false" style:text-autospace="none"/>
      <style:text-properties style:font-name="Arial1" fo:font-size="10.5pt" style:font-size-asian="10.5pt" style:font-size-complex="10.5pt"/>
    </style:style>
    <style:style style:name="P6" style:family="paragraph" style:parent-style-name="Standard">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7" style:family="paragraph" style:parent-style-name="Standard">
      <style:paragraph-properties fo:text-align="justify" style:justify-single-word="false" style:text-autospace="none">
        <style:tab-stops>
          <style:tab-stop style:position="0.635cm"/>
        </style:tab-stops>
      </style:paragraph-properties>
      <style:text-properties style:font-name="Arial1" fo:font-size="10.5pt" style:font-size-asian="10.5pt" style:font-size-complex="10.5pt"/>
    </style:style>
    <style:style style:name="P8" style:family="paragraph" style:parent-style-name="Standard">
      <style:paragraph-properties style:text-autospace="none"/>
      <style:text-properties style:font-name="Arial1" fo:font-size="10.5pt" style:font-size-asian="10.5pt" style:font-size-complex="10.5pt"/>
    </style:style>
    <style:style style:name="P9" style:family="paragraph" style:parent-style-name="Standard">
      <style:paragraph-properties fo:text-align="justify" style:justify-single-word="false" style:text-autospace="none"/>
      <style:text-properties style:font-name="Arial1" fo:font-size="10.5pt" fo:language="es" fo:country="AR" fo:font-weight="normal" style:font-size-asian="10.5pt" style:font-weight-asian="normal" style:font-size-complex="10.5pt" style:font-weight-complex="normal"/>
    </style:style>
    <style:style style:name="P10" style:family="paragraph" style:parent-style-name="Standard">
      <style:paragraph-properties style:text-autospace="none">
        <style:tab-stops>
          <style:tab-stop style:position="0.635cm"/>
        </style:tab-stops>
      </style:paragraph-properties>
      <style:text-properties style:font-name="Arial1" fo:font-size="10.5pt" fo:language="es" fo:country="AR" style:font-size-asian="10.5pt" style:font-name-complex="Arial1" style:font-size-complex="10.5pt"/>
    </style:style>
    <style:style style:name="P11" style:family="paragraph" style:parent-style-name="Standard">
      <style:text-properties style:font-name="Arial1" fo:font-size="10pt" fo:language="es" fo:country="AR" fo:font-weight="bold" style:font-size-asian="10pt" style:font-weight-asian="bold" style:font-name-complex="Arial1" style:font-size-complex="10pt" style:font-weight-complex="bold"/>
    </style:style>
    <style:style style:name="P12" style:family="paragraph" style:parent-style-name="Standard">
      <style:text-properties style:font-name="Courier New1" fo:font-size="10pt"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ab-stops>
          <style:tab-stop style:position="1.27cm"/>
          <style:tab-stop style:position="2.461cm"/>
          <style:tab-stop style:position="8.731cm"/>
        </style:tab-stops>
      </style:paragraph-properties>
      <style:text-properties style:font-name="Courier New1" fo:font-size="10pt" fo:font-weight="bold" style:font-name-asian="NimbusMonL-Regu" style:font-size-asian="10pt" style:font-weight-asian="bold" style:font-name-complex="NimbusMonL-Regu" style:font-size-complex="10pt" style:font-weight-complex="bold"/>
    </style:style>
    <style:style style:name="P14" style:family="paragraph" style:parent-style-name="Standard">
      <style:paragraph-properties fo:text-align="start" style:justify-single-word="false" style:text-autospace="none">
        <style:tab-stops>
          <style:tab-stop style:position="1.27cm"/>
          <style:tab-stop style:position="2.461cm"/>
          <style:tab-stop style:position="8.731cm"/>
        </style:tab-stops>
      </style:paragraph-properties>
      <style:text-properties style:font-name="Courier New1" fo:font-size="10pt" fo:font-weight="bold" style:font-name-asian="NimbusMonL-Regu" style:font-size-asian="10pt" style:font-weight-asian="bold" style:font-name-complex="NimbusMonL-Regu" style:font-size-complex="10pt" style:font-weight-complex="bold"/>
    </style:style>
    <style:style style:name="P15" style:family="paragraph" style:parent-style-name="Standard">
      <style:paragraph-properties style:text-autospace="none"/>
      <style:text-properties style:font-name="Courier New1" fo:font-size="10pt" fo:language="en" fo:country="US" fo:font-weight="bold" style:font-name-asian="Courier New2" style:font-size-asian="10pt" style:font-weight-asian="bold" style:font-name-complex="Courier New2" style:font-size-complex="10pt" style:font-weight-complex="bold"/>
    </style:style>
    <style:style style:name="P16" style:family="paragraph" style:parent-style-name="Standard">
      <style:paragraph-properties style:text-autospace="none"/>
      <style:text-properties style:font-name="Courier New2" fo:font-size="10pt" fo:language="en" fo:country="US" fo:font-weight="bold" style:font-name-asian="Courier New2" style:font-size-asian="10pt" style:font-weight-asian="bold" style:font-name-complex="Courier New2" style:font-size-complex="10pt" style:font-weight-complex="bold"/>
    </style:style>
    <style:style style:name="P17" style:family="paragraph" style:parent-style-name="Standard">
      <style:paragraph-properties style:text-autospace="none"/>
      <style:text-properties style:font-name="Courier New2" fo:font-size="10pt" fo:language="en" fo:country="US" fo:font-style="normal" fo:font-weight="bold" style:font-name-asian="Courier New2" style:font-size-asian="10pt" style:font-style-asian="normal" style:font-weight-asian="bold" style:font-name-complex="Courier New2" style:font-size-complex="10pt" style:font-style-complex="normal" style:font-weight-complex="bold"/>
    </style:style>
    <style:style style:name="P18"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19" style:family="paragraph" style:parent-style-name="WW-Texto_20_independiente_20_2">
      <style:paragraph-properties fo:text-align="justify" style:justify-single-word="false">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0" style:family="paragraph" style:parent-style-name="WW-Texto_20_independiente_20_2">
      <style:paragraph-properties>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1" style:family="paragraph" style:parent-style-name="WW-Texto_20_independiente_20_2">
      <style:paragraph-properties fo:text-align="justify" style:justify-single-word="false">
        <style:tab-stops>
          <style:tab-stop style:position="0.635cm"/>
        </style:tab-stops>
      </style:paragraph-properties>
      <style:text-properties fo:font-size="10.5pt" style:font-size-asian="10.5pt" style:font-size-complex="10.5pt"/>
    </style:style>
    <style:style style:name="P22" style:family="paragraph" style:parent-style-name="WW-Texto_20_independiente_20_2">
      <style:paragraph-properties fo:text-align="start" style:justify-single-word="false">
        <style:tab-stops>
          <style:tab-stop style:position="0.635cm"/>
        </style:tab-stops>
      </style:paragraph-properties>
    </style:style>
    <style:style style:name="P23" style:family="paragraph" style:parent-style-name="WW-Texto_20_independiente_20_2">
      <style:paragraph-properties fo:text-align="justify" style:justify-single-word="false">
        <style:tab-stops>
          <style:tab-stop style:position="0.635cm"/>
        </style:tab-stops>
      </style:paragraph-properties>
    </style:style>
    <style:style style:name="P24"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25" style:family="paragraph" style:parent-style-name="WW-Texto_20_independiente_20_2">
      <style:paragraph-properties fo:text-align="justify" style:justify-single-word="false">
        <style:tab-stops>
          <style:tab-stop style:position="0.635cm"/>
        </style:tab-stops>
      </style:paragraph-properties>
      <style:text-properties style:use-window-font-color="true" style:font-name="Arial1" fo:font-size="10.5pt" style:font-size-asian="10.5pt" style:font-size-complex="10.5pt"/>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style:font-name="Arial1"/>
    </style:style>
    <style:style style:name="P28" style:family="paragraph" style:parent-style-name="WW-Texto_20_independiente_20_2">
      <style:paragraph-properties fo:text-align="justify" style:justify-single-word="false" fo:break-before="page">
        <style:tab-stops>
          <style:tab-stop style:position="0.635cm"/>
        </style:tab-stops>
      </style:paragraph-properties>
      <style:text-properties fo:font-size="10.5pt" style:font-size-asian="10.5pt" style:font-size-complex="10.5pt"/>
    </style:style>
    <style:style style:name="P29" style:family="paragraph" style:parent-style-name="Heading_20_2">
      <style:text-properties style:font-name="Arial1"/>
    </style:style>
    <style:style style:name="P30" style:family="paragraph" style:parent-style-name="Standard" style:list-style-name="L1">
      <style:paragraph-properties style:text-autospace="none"/>
      <style:text-properties style:font-name="Arial1" fo:font-size="10.5pt" style:font-size-asian="10.5pt" style:font-size-complex="10.5pt"/>
    </style:style>
    <style:style style:name="P31" style:family="paragraph" style:parent-style-name="Heading_20_1" style:master-page-name="Standard">
      <style:paragraph-properties style:page-number="auto"/>
    </style:style>
    <style:style style:name="P32" style:family="paragraph" style:parent-style-name="WW-Texto_20_independiente_20_2" style:list-style-name="L2">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T1" style:family="text">
      <style:text-properties style:font-name="Arial1"/>
    </style:style>
    <style:style style:name="T2" style:family="text">
      <style:text-properties style:font-name="Arial1" fo:font-size="10pt" style:font-size-asian="10pt" style:font-name-complex="Arial1"/>
    </style:style>
    <style:style style:name="T3" style:family="text">
      <style:text-properties style:font-name="Arial1" fo:font-size="10.5pt" style:font-size-asian="10.5pt" style:font-size-complex="10.5pt"/>
    </style:style>
    <style:style style:name="T4" style:family="text">
      <style:text-properties fo:color="#0000ff" style:font-name="Arial1" fo:font-size="10pt" fo:font-weight="bold" style:font-size-asian="10pt" style:font-weight-asian="bold" style:font-name-complex="Arial1" style:font-size-complex="10pt" style:font-weight-complex="bold"/>
    </style:style>
    <style:style style:name="T5" style:family="text">
      <style:text-properties fo:font-weight="bold" style:font-weight-asian="bold" style:font-weight-complex="bold"/>
    </style:style>
    <style:style style:name="T6" style:family="text">
      <style:text-properties fo:font-weight="bold" style:font-size-asian="11pt" style:font-weight-asian="bold" style:font-size-complex="11pt" style:font-weight-complex="bold"/>
    </style:style>
    <style:style style:name="T7" style:family="text">
      <style:text-properties style:text-underline-style="solid" style:text-underline-width="auto" style:text-underline-color="font-color"/>
    </style:style>
    <style:style style:name="T8" style:family="text">
      <style:text-properties fo:language="es" fo:country="AR" fo:font-weight="normal" style:font-weight-asian="normal" style:font-weight-complex="normal"/>
    </style:style>
    <style:style style:name="T9" style:family="text">
      <style:text-properties fo:language="es" fo:country="AR"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ize="9pt" style:font-size-asian="9pt" style:font-size-complex="9pt"/>
    </style:style>
    <style:style style:name="fr1"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2" style:family="graphic" style:parent-style-name="Frame">
      <style:graphic-properties fo:margin-left="0.319cm" fo:margin-right="0.319cm" style:run-through="foreground" style:wrap="none" style:vertical-pos="from-top" style:vertical-rel="paragraph" style:horizontal-pos="center"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3" style:family="graphic" style:parent-style-name="Frame">
      <style:graphic-properties fo:margin-left="0.319cm" fo:margin-right="0.319cm" style:run-through="foreground" style:wrap="none" style:vertical-pos="from-top" style:vertical-rel="paragraph" style:horizontal-pos="from-left"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4" style:family="graphic" style:parent-style-name="Frame">
      <style:graphic-properties style:vertical-pos="top" style:vertical-rel="paragraph-content" style:horizontal-pos="center" style:horizontal-rel="paragraph" fo:background-color="transparent" style:background-transparency="100%" fo:padding="0.15cm" fo:border="0.002cm solid #000000" style:shadow="#000000 0.18cm 0.18cm">
        <style:background-image/>
        <style:columns fo:column-count="1" fo:column-gap="0cm"/>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Entrada/Salida en GNU/Linux.</text:p>
      <text:p text:style-name="Heading_20_2">Primitivas de E/S en GNU/Linux</text:p>
      <text:p text:style-name="P8">Como se explicó en las clases teóricas, las llamadas al sistema referidas a dispositivos de entrada/salida se separaban en tres categorías:</text:p>
      <text:list xml:id="list1775917683" text:style-name="L1">
        <text:list-item>
          <text:p text:style-name="P30">Servicios de Fecha y Hora.</text:p>
        </text:list-item>
        <text:list-item>
          <text:p text:style-name="P30">Temporizadores.</text:p>
        </text:list-item>
        <text:list-item>
          <text:p text:style-name="P30">Servicios de entrada/salida sobre dispositivos.</text:p>
        </text:list-item>
      </text:list>
      <text:p text:style-name="P8"/>
      <text:p text:style-name="P9">Para ver todas las funciones de manejo de entrada/salida vea la documentación de la RTL de FreePascal (<text:span text:style-name="Source_20_Text"><text:span text:style-name="T5">rtl.pdf</text:span></text:span>).</text:p>
      <text:p text:style-name="Heading_20_2">Servicios de Fecha y Hora</text:p>
      <text:p text:style-name="P5">Ingrese al sistema como <text:span text:style-name="T5">usuario no privilegiado</text:span>. Cree un directorio donde almacenar los programas de este práctico dentro de su directorio home. Luego sitúese en el directorio recién creado.</text:p>
      <text:p text:style-name="P7"/>
      <text:p text:style-name="P6">Escriba el siguiente programa, nómbrelo <text:s/>“<text:span text:style-name="Source_20_Text"><text:span text:style-name="T6">prog_0701.pp</text:span></text:span>” y compílelo.</text:p>
      <text:p text:style-name="P18"><draw:frame draw:style-name="fr1" draw:name="Marco3" text:anchor-type="paragraph" svg:y="0.127cm" svg:width="14.52cm" svg:height="3.607cm" draw:z-index="0"><draw:text-box><text:p text:style-name="P15"><text:span text:style-name="Source_20_Text"><text:span text:style-name="T11">Program prog_0701;</text:span></text:span></text:p><text:p text:style-name="P15"><text:span text:style-name="Source_20_Text"><text:span text:style-name="T11"/></text:span></text:p><text:p text:style-name="P15"><text:span text:style-name="Source_20_Text"><text:span text:style-name="T11">Uses oldlinux;</text:span></text:span></text:p><text:p text:style-name="P15"><text:span text:style-name="Source_20_Text"><text:span text:style-name="T11"/></text:span></text:p><text:p text:style-name="P15"><text:span text:style-name="Source_20_Text"><text:span text:style-name="T11">begin</text:span></text:span></text:p><text:p text:style-name="P15"><text:span text:style-name="Source_20_Text"><text:span text:style-name="T11"><text:s/>Write('Segundos transcurridos desde Epoch (00:00 1/1/1970): ');</text:span></text:span></text:p><text:p text:style-name="P15"><text:span text:style-name="Source_20_Text"><text:span text:style-name="T11"><text:s/>Writeln(GetEpochTime);</text:span></text:span></text:p><text:p text:style-name="P15"><text:span text:style-name="Source_20_Text"><text:span text:style-name="T11">end.</text:span></text:span></text:p><text:p text:style-name="P12"/></draw:text-box></draw:frame></text:p>
      <text:p text:style-name="P19">Este programa hace uso de la función <text:span text:style-name="Source_20_Text"><text:span text:style-name="T5">GetEpochTime()</text:span></text:span> que nos retorna el tiempo del sistema en formato <text:span text:style-name="T10">UNIX timestam</text:span>p, es decir, los segundos transcurridos desde el 1/1/1970.</text:p>
      <text:p text:style-name="P19"><text:span text:style-name="T5">(1)</text:span> Tomando como base el timestamp calcule aproximadamente cuál es la fecha que le devuelve el sistema (convierta el timestamp a años, meses, .... y súmelos a la fecha base).</text:p>
      <text:p text:style-name="P19"/>
      <text:p text:style-name="P24"/>
      <text:p text:style-name="P24">Escriba el siguiente programa y nómbrelo <text:s/>“<text:span text:style-name="Source_20_Text"><text:span text:style-name="T6">prog_0702.pp</text:span></text:span>” y compílelo.</text:p>
      <text:p text:style-name="P10"/>
      <text:p text:style-name="P18"><draw:frame draw:style-name="fr1" draw:name="Marco4" text:anchor-type="paragraph" svg:y="0cm" svg:width="12.845cm" svg:height="6.092cm" draw:z-index="6"><draw:text-box><text:p text:style-name="P15"><text:span text:style-name="Source_20_Text">Program prog_0702;</text:span></text:p><text:p text:style-name="P15"><text:span text:style-name="Source_20_Text"/></text:p><text:p text:style-name="P15"><text:span text:style-name="Source_20_Text">Uses oldlinux;</text:span></text:p><text:p text:style-name="P15"><text:span text:style-name="Source_20_Text"/></text:p><text:p text:style-name="P15"><text:span text:style-name="Source_20_Text">Var epoch: longint;</text:span></text:p><text:p text:style-name="P15"><text:span text:style-name="Source_20_Text"><text:s text:c="4"/>anio, mes, dia, hora, min, seg : word;</text:span></text:p><text:p text:style-name="P15"><text:span text:style-name="Source_20_Text"/></text:p><text:p text:style-name="P15"><text:span text:style-name="Source_20_Text">begin</text:span></text:p><text:p text:style-name="P15"><text:span text:style-name="Source_20_Text"><text:s/>epoch := GetEpochTime;</text:span></text:p><text:p text:style-name="P15"><text:span text:style-name="Source_20_Text"><text:s/>Writeln('Segundos transcurridos desde Epoch: ', epoch);</text:span></text:p><text:p text:style-name="P15"><text:span text:style-name="Source_20_Text"><text:s/>EpochToLocal(epoch, anio, mes, dia, hora, min, seg);</text:span></text:p><text:p text:style-name="P15"><text:span text:style-name="Source_20_Text"><text:s/>Writeln('Fecha: ',dia:2,'/',mes:2,'/',anio:4);</text:span></text:p><text:p text:style-name="P15"><text:span text:style-name="Source_20_Text"><text:s/>Writeln('Hora: ',hora:2,':',min:2,':',seg:2);</text:span></text:p><text:p text:style-name="P15"><text:span text:style-name="Source_20_Text">end.</text:span></text:p><text:p text:style-name="Standard"/></draw:text-box></draw:frame></text:p>
      <text:p text:style-name="P21"><text:span text:style-name="T9">(2)</text:span><text:span text:style-name="T8"> Ejecute el programa y compare los resultados con los de </text:span><text:span text:style-name="T9">(1)</text:span><text:span text:style-name="T8">. A qué se deben las discrepancias?</text:span></text:p>
      <text:p text:style-name="P28"><text:span text:style-name="T1">Escriba el siguiente programa y nómbrelo <text:s/>“</text:span><text:span text:style-name="Source_20_Text"><text:span text:style-name="T6">prog_0703.pp</text:span></text:span><text:span text:style-name="T1">”, <text:s/>compílelo y pruebelo.</text:span></text:p>
      <text:p text:style-name="P10"><draw:frame draw:style-name="fr2" draw:name="Marco1" text:anchor-type="paragraph" svg:y="0.27cm" svg:width="12.834cm" svg:height="5.449cm" draw:z-index="2"><draw:text-box><text:p text:style-name="P16"><text:span text:style-name="Source_20_Text">Program prog_0703;</text:span></text:p><text:p text:style-name="P16"><text:span text:style-name="Source_20_Text"/></text:p><text:p text:style-name="P16"><text:span text:style-name="Source_20_Text">Uses oldlinux;</text:span></text:p><text:p text:style-name="P16"><text:span text:style-name="Source_20_Text"/></text:p><text:p text:style-name="P16"><text:span text:style-name="Source_20_Text">Var anio, mes, dia, hora, min, seg, mseg, useg : word;</text:span></text:p><text:p text:style-name="P16"><text:span text:style-name="Source_20_Text"/></text:p><text:p text:style-name="P16"><text:span text:style-name="Source_20_Text">begin</text:span></text:p><text:p text:style-name="P16"><text:span text:style-name="Source_20_Text"><text:s/>GetDate(anio, mes, dia);</text:span></text:p><text:p text:style-name="P16"><text:span text:style-name="Source_20_Text"><text:s/>GetTime(hora, min, seg, mseg, useg);</text:span></text:p><text:p text:style-name="P16"><text:span text:style-name="Source_20_Text"><text:s/>Writeln('Fecha: ',dia:2,'/',mes:2,'/',anio:4);</text:span></text:p><text:p text:style-name="P16"><text:span text:style-name="Source_20_Text"><text:s/>Writeln('Hora: ',hora:2,':',min:2,':',seg:2,</text:span></text:p><text:p text:style-name="P16"><text:span text:style-name="Source_20_Text"><text:s text:c="9"/>':',mseg:3,':',useg:3);</text:span></text:p><text:p text:style-name="P16"><text:span text:style-name="Source_20_Text">end.</text:span></text:p><text:p text:style-name="Standard"/></draw:text-box></draw:frame></text:p>
      <text:p text:style-name="P20"><text:span text:style-name="T5">(3)</text:span> En qué casos resultaría más útil emplear las funciones <text:span text:style-name="Source_20_Text"><text:span text:style-name="T5">GetDate()</text:span></text:span> y <text:span text:style-name="Source_20_Text"><text:span text:style-name="T5">GetTime()</text:span></text:span> en lugar de <text:span text:style-name="Source_20_Text"><text:span text:style-name="T5">GetEpochTime()</text:span></text:span>? En qué casos no? </text:p>
      <text:p text:style-name="Heading_20_2">Servicios de Temporizadores</text:p>
      <text:p text:style-name="P25">Para el manejo de temporizadores podemos emplear el servicio <text:span text:style-name="Source_20_Text"><text:span text:style-name="T5">Alarm()</text:span></text:span> que solicita el envío de una señal (de tipo <text:span text:style-name="Source_20_Text"><text:span text:style-name="T5">SIGALRM</text:span></text:span>) al proceso un determinado número de segundos luego de invocar al servicio.</text:p>
      <text:p text:style-name="P24"/>
      <text:p text:style-name="P23"><text:span text:style-name="T3">Escriba el siguiente programa y nómbrelo <text:s/>“</text:span><text:span text:style-name="Source_20_Text"><text:span text:style-name="T6">prog_0704.pp</text:span></text:span><text:span text:style-name="T3">” y compílelo.</text:span></text:p>
      <text:p text:style-name="P10"><draw:frame draw:style-name="fr2" draw:name="Marco5" text:anchor-type="paragraph" svg:y="0.27cm" svg:width="13.019cm" svg:height="7.31cm" draw:z-index="3"><draw:text-box><text:p text:style-name="P17"><text:span text:style-name="Source_20_Text">Program prog_0704;</text:span></text:p><text:p text:style-name="P17"><text:span text:style-name="Source_20_Text"/></text:p><text:p text:style-name="P17"><text:span text:style-name="Source_20_Text">Uses oldlinux;</text:span></text:p><text:p text:style-name="P17"><text:span text:style-name="Source_20_Text"/></text:p><text:p text:style-name="P17"><text:span text:style-name="Source_20_Text"><text:s/>Procedure MSenialAlarma(Senial : longint);cdecl;</text:span></text:p><text:p text:style-name="P17"><text:span text:style-name="Source_20_Text"><text:s/>begin</text:span></text:p><text:p text:style-name="P17"><text:span text:style-name="Source_20_Text"><text:s text:c="3"/>Writeln ('Recibida senial de alarma!');</text:span></text:p><text:p text:style-name="P17"><text:span text:style-name="Source_20_Text"><text:s/>end;</text:span></text:p><text:p text:style-name="P17"><text:span text:style-name="Source_20_Text"/></text:p><text:p text:style-name="P17"><text:span text:style-name="Source_20_Text">begin</text:span></text:p><text:p text:style-name="P17"><text:span text:style-name="Source_20_Text"><text:s text:c="2"/>Writeln('Armando senial de alarma...');</text:span></text:p><text:p text:style-name="P17"><text:span text:style-name="Source_20_Text"><text:s text:c="2"/>Signal(SIGALRM,@MSenialAlarma);</text:span></text:p><text:p text:style-name="P17"><text:span text:style-name="Source_20_Text"><text:s text:c="2"/>Writeln ('Solicitando una alarma en 10"...');</text:span></text:p><text:p text:style-name="P17"><text:span text:style-name="Source_20_Text"><text:s text:c="2"/>Alarm(10);</text:span></text:p><text:p text:style-name="P17"><text:span text:style-name="Source_20_Text"><text:s text:c="2"/>Writeln ('Pausa hasta recibir alguna senial...');</text:span></text:p><text:p text:style-name="P17"><text:span text:style-name="Source_20_Text"><text:s text:c="2"/>Pause;</text:span></text:p><text:p text:style-name="P17"><text:span text:style-name="Source_20_Text"><text:s text:c="2"/>Writeln ('Terminando');</text:span></text:p><text:p text:style-name="P17"><text:span text:style-name="Source_20_Text">end.</text:span></text:p><text:p text:style-name="P16"/><text:p text:style-name="Standard"/></draw:text-box></draw:frame></text:p>
      <text:p text:style-name="P19"><text:span text:style-name="T5">(4)</text:span> Pruebe el programa. Para qué situaciones sería mejor emplear <text:span text:style-name="Source_20_Text"><text:span text:style-name="T5">Alarm()</text:span></text:span><text:span text:style-name="T1">/ </text:span><text:span text:style-name="Source_20_Text"><text:span text:style-name="T5">Pause()</text:span></text:span> en lugar de la función <text:span text:style-name="Source_20_Text"><text:span text:style-name="T5">delay()</text:span></text:span> de FreePascal? Vea la documentación de las funciones <text:span text:style-name="T10">Alarm</text:span>, <text:span text:style-name="T10">Pause</text:span>, <text:span text:style-name="T10">delay</text:span> y de la unit <text:span text:style-name="T10">Crt </text:span>en <text:span text:style-name="Source_20_Text"><text:span text:style-name="T5">rtl.pdf</text:span></text:span>.</text:p>
      <text:p text:style-name="P19"/>
      <text:p text:style-name="P26">Servicios de E/S sobre dispositivos</text:p>
      <text:p text:style-name="P24">La entrada salida sobre dispositivos se implementa en GNU/Linux a través de varios servicios:</text:p>
      <text:list xml:id="list278136639" text:style-name="L2">
        <text:list-item>
          <text:p text:style-name="P32">ioctl()</text:p>
        </text:list-item>
        <text:list-item>
          <text:p text:style-name="P32">tcgetattr()</text:p>
        </text:list-item>
        <text:list-item>
          <text:p text:style-name="P32">tcsetattr()</text:p>
        </text:list-item>
        <text:list-item>
          <text:p text:style-name="P32">tcsendbreak(), tcdrain(), tcflow(), tcflush(),.</text:p>
        </text:list-item>
      </text:list>
      <text:p text:style-name="P24"/>
      <text:p text:style-name="P24"><text:span text:style-name="T5">(5)</text:span> Obtenga más información sobre la finalidad de las funciones mencionadas en la documentación de la unit <text:span text:style-name="T10">OldLinux</text:span> (<text:span text:style-name="Source_20_Text"><text:span text:style-name="T5">rtl.pdf</text:span></text:span>) y en la página <text:span text:style-name="Source_20_Text"><text:span text:style-name="T5">man</text:span></text:span> de <text:span text:style-name="T10">tcgetattr</text:span>.</text:p>
      <text:p text:style-name="P24"/>
      <text:p text:style-name="P24">Los atributos de los dispositivos se definen en el registro <text:span text:style-name="Source_20_Text"><text:span text:style-name="T5">termios</text:span></text:span> que tiene la siguiente estructura:</text:p>
      <text:p text:style-name="P13"><text:tab/><text:span text:style-name="Source_20_Text">Termios = record</text:span></text:p>
      <text:p text:style-name="P14"><text:span text:style-name="Source_20_Text"><text:tab/><text:tab/>c_iflag : Cardinal;<text:tab/></text:span></text:p>
      <text:p text:style-name="P14"><text:span text:style-name="Source_20_Text"><text:tab/><text:tab/>c_oflag : Cardinal;</text:span></text:p>
      <text:p text:style-name="P14"><text:span text:style-name="Source_20_Text"><text:tab/><text:tab/>c_cflag : Cardinal;</text:span></text:p>
      <text:p text:style-name="P14"><text:span text:style-name="Source_20_Text"><text:tab/><text:tab/>c_lflag : Cardinal;</text:span></text:p>
      <text:p text:style-name="P14"><text:span text:style-name="Source_20_Text"><text:tab/><text:tab/>c_line : Char;</text:span></text:p>
      <text:p text:style-name="P14"><text:span text:style-name="Source_20_Text"><text:tab/><text:tab/>c_cc : Array[0..NCCS-1] of Byte;</text:span></text:p>
      <text:p text:style-name="P13"><text:span text:style-name="Source_20_Text"><text:tab/><text:tab/>c_ispeed : LongInt;</text:span></text:p>
      <text:p text:style-name="P14"><text:span text:style-name="Source_20_Text"><text:tab/><text:tab/>c_ospeed : LongInt;</text:span></text:p>
      <text:p text:style-name="P14"><text:span text:style-name="Source_20_Text"><text:tab/>end</text:span></text:p>
      <text:p text:style-name="P24"><text:span text:style-name="T5">(6)</text:span> Explique los elementos del <text:span text:style-name="T10">registro termios</text:span> (vea “<text:span text:style-name="Source_20_Text"><text:span text:style-name="T5">man 3 termios</text:span></text:span>”).</text:p>
      <text:p text:style-name="P24"/>
      <text:p text:style-name="P24">Escriba el siguiente programa nombrandolo <text:s/>“<text:span text:style-name="Source_20_Text"><text:span text:style-name="T6">prog_0705.pp</text:span></text:span>” y compílelo.</text:p>
      <text:p text:style-name="P10"><draw:frame draw:style-name="fr3" draw:name="Marco6" text:anchor-type="paragraph" svg:x="0.937cm" svg:y="1.27cm" svg:width="13.125cm" svg:height="10.941cm" draw:z-index="7"><draw:text-box><text:p text:style-name="P16"><text:span text:style-name="Source_20_Text">Program prog_0705;</text:span></text:p><text:p text:style-name="P16"><text:span text:style-name="Source_20_Text"/></text:p><text:p text:style-name="P16"><text:span text:style-name="Source_20_Text">uses oldlinux;</text:span></text:p><text:p text:style-name="P16"><text:span text:style-name="Source_20_Text"/></text:p><text:p text:style-name="P16"><text:span text:style-name="Source_20_Text"><text:s/>procedure MuestraTermios(var tios:Termios);</text:span></text:p><text:p text:style-name="P16"><text:span text:style-name="Source_20_Text"><text:s/>begin</text:span></text:p><text:p text:style-name="P16"><text:span text:style-name="Source_20_Text"><text:s text:c="3"/>WriteLn('Flags Entrada: $',hexstr(tios.c_iflag,8)+#13);</text:span></text:p><text:p text:style-name="P16"><text:span text:style-name="Source_20_Text"><text:s text:c="3"/>WriteLn('Flags Salida: $',hexstr(tios.c_oflag,8));</text:span></text:p><text:p text:style-name="P16"><text:span text:style-name="Source_20_Text"><text:s text:c="3"/>WriteLn('Flags Linea: $',hexstr(tios.c_lflag,8));</text:span></text:p><text:p text:style-name="P16"><text:span text:style-name="Source_20_Text"><text:s text:c="3"/>WriteLn('Flags Control: $',hexstr(tios.c_cflag,8));</text:span></text:p><text:p text:style-name="P16"><text:span text:style-name="Source_20_Text"><text:s/>end;</text:span></text:p><text:p text:style-name="P16"><text:span text:style-name="Source_20_Text"/></text:p><text:p text:style-name="P16"><text:span text:style-name="Source_20_Text">var oldios, tios: Termios;</text:span></text:p><text:p text:style-name="P16"><text:span text:style-name="Source_20_Text"/></text:p><text:p text:style-name="P16"><text:span text:style-name="Source_20_Text">begin</text:span></text:p><text:p text:style-name="P16"><text:span text:style-name="Source_20_Text"><text:s text:c="2"/>WriteLn('Atributos originales:');</text:span></text:p><text:p text:style-name="P16"><text:span text:style-name="Source_20_Text"><text:s text:c="2"/>TCGetAttr(1,tios);</text:span></text:p><text:p text:style-name="P16"><text:span text:style-name="Source_20_Text"><text:s text:c="2"/>MuestraTermios(tios);</text:span></text:p><text:p text:style-name="P16"><text:span text:style-name="Source_20_Text"><text:s text:c="2"/>oldios:=tios;</text:span></text:p><text:p text:style-name="P16"><text:span text:style-name="Source_20_Text"><text:s text:c="2"/>Writeln('Estableciendo modo raw');</text:span></text:p><text:p text:style-name="P16"><text:span text:style-name="Source_20_Text"><text:s text:c="2"/>CFMakeRaw(tios);</text:span></text:p><text:p text:style-name="P16"><text:span text:style-name="Source_20_Text"><text:s text:c="2"/>TCSetAttr(1,TCSANOW,tios);</text:span></text:p><text:p text:style-name="P16"><text:span text:style-name="Source_20_Text"><text:s text:c="2"/>WriteLn('Atributos actuales:');</text:span></text:p><text:p text:style-name="P16"><text:span text:style-name="Source_20_Text"><text:s text:c="2"/>TCGetAttr(1,tios);</text:span></text:p><text:p text:style-name="P16"><text:span text:style-name="Source_20_Text"><text:s text:c="2"/>MuestraTermios(tios);</text:span></text:p><text:p text:style-name="P16"><text:span text:style-name="Source_20_Text"><text:s text:c="2"/>TCSetAttr(1,TCSANOW,oldios);</text:span></text:p><text:p text:style-name="P16"><text:span text:style-name="Source_20_Text"><text:s text:c="2"/>WriteLn('Valores originales reestablecidos.');</text:span></text:p><text:p text:style-name="P16"><text:span text:style-name="Source_20_Text">end.</text:span></text:p></draw:text-box></draw:frame></text:p>
      <text:p text:style-name="P21"><text:span text:style-name="T9">(7) </text:span><text:span text:style-name="T8">Pruebe el programa y analice su funcionamiento y los resultados mostrados. Por qué los “atributos actuales” aparecen de manera “desprolija”?</text:span></text:p>
      <text:p text:style-name="P28"><text:span text:style-name="T1">Escriba el siguiente programa y nómbrelo <text:s/>“</text:span><text:span text:style-name="Source_20_Text"><text:span text:style-name="T6">prog_0706.pp</text:span></text:span><text:span text:style-name="T1">”:</text:span></text:p>
      <text:p text:style-name="P10"><draw:frame draw:style-name="fr2" draw:name="Marco7" text:anchor-type="paragraph" svg:y="0.27cm" svg:width="14.66cm" svg:height="10.349cm" draw:z-index="4"><draw:text-box><text:p text:style-name="P16"><text:span text:style-name="Source_20_Text">Program prog_0706;</text:span></text:p><text:p text:style-name="P16"><text:span text:style-name="Source_20_Text"/></text:p><text:p text:style-name="P16"><text:span text:style-name="Source_20_Text">uses oldlinux;</text:span></text:p><text:p text:style-name="P16"><text:span text:style-name="Source_20_Text"/></text:p><text:p text:style-name="P16"><text:span text:style-name="Source_20_Text">var oldios, tios: Termios;</text:span></text:p><text:p text:style-name="P16"><text:span text:style-name="Source_20_Text"><text:s text:c="4"/>fd : Longint;</text:span></text:p><text:p text:style-name="P16"><text:span text:style-name="Source_20_Text"/></text:p><text:p text:style-name="P16"><text:span text:style-name="Source_20_Text">begin</text:span></text:p><text:p text:style-name="P16"><text:span text:style-name="Source_20_Text"><text:s text:c="2"/>fd := FDOpen('/dev/tty1',Open_RdWr);</text:span></text:p><text:p text:style-name="P16"><text:span text:style-name="Source_20_Text"><text:s text:c="2"/>if IsATTY(fd) then</text:span></text:p><text:p text:style-name="P16"><text:span text:style-name="Source_20_Text"><text:s text:c="2"/>begin</text:span></text:p><text:p text:style-name="P16"><text:span text:style-name="Source_20_Text"><text:s text:c="3"/>WriteLn('Escriba algo de texto y enter para continuar...'); <text:s/></text:span></text:p><text:p text:style-name="P16"><text:span text:style-name="Source_20_Text"><text:s text:c="3"/>ReadLn;</text:span></text:p><text:p text:style-name="P16"><text:span text:style-name="Source_20_Text"><text:s text:c="3"/>WriteLn('Abierta terminal: ', TTYname(fd) );</text:span></text:p><text:p text:style-name="P16"><text:span text:style-name="Source_20_Text"><text:s text:c="3"/>TCGetAttr(fd,tios);</text:span></text:p><text:p text:style-name="P16"><text:span text:style-name="Source_20_Text"><text:s text:c="3"/>WriteLn('Salvando atributos de ', TTYname(fd), ':');</text:span></text:p><text:p text:style-name="P16"><text:span text:style-name="Source_20_Text"><text:s text:c="3"/>oldios:=tios;</text:span></text:p><text:p text:style-name="P16"><text:span text:style-name="Source_20_Text"><text:s text:c="3"/>Writeln('Desactivando ECHO en ', TTYname(fd), '...');</text:span></text:p><text:p text:style-name="P16"><text:span text:style-name="Source_20_Text"><text:s text:c="3"/>tios.c_lflag := tios.c_lflag XOR ECHO; // *</text:span></text:p><text:p text:style-name="P16"><text:span text:style-name="Source_20_Text"><text:s text:c="3"/>TCSetAttr(fd,TCSANOW,tios);</text:span></text:p><text:p text:style-name="P16"><text:span text:style-name="Source_20_Text"><text:s text:c="3"/>WriteLn('Escriba algo de texto y enter para continuar...');</text:span></text:p><text:p text:style-name="P16"><text:span text:style-name="Source_20_Text"><text:s text:c="3"/>ReadLn;</text:span></text:p><text:p text:style-name="P16"><text:span text:style-name="Source_20_Text"><text:s text:c="3"/>TCSetAttr(fd,TCSANOW,oldios);</text:span></text:p><text:p text:style-name="P16"><text:span text:style-name="Source_20_Text"><text:s text:c="3"/>WriteLn('Valores originales reestablecidos.');</text:span></text:p><text:p text:style-name="P16"><text:span text:style-name="Source_20_Text"><text:s text:c="2"/>end</text:span></text:p><text:p text:style-name="P16"><text:span text:style-name="Source_20_Text">end.</text:span></text:p><text:p text:style-name="Standard"/></draw:text-box></draw:frame></text:p>
      <text:p text:style-name="P21"><text:span text:style-name="T9">(8)</text:span><text:span text:style-name="T8"> Compílelo y ejecútelo. Observe el comportamiento de la consola antes y después de cambiar sus atributos. Qué cambios observa? Qué hace la línea comentada con el asterisco? (Vea la documentación de las constantes de la unit OldLinux para saber más de ECHO). Por qué se guardan los atributos en la variable </text:span><text:span text:style-name="Source_20_Text">oldios</text:span><text:span text:style-name="T8">?</text:span></text:p>
      <text:p text:style-name="P24"/>
      <text:p text:style-name="P29"/>
      <text:p text:style-name="P27">Performance de las operaciones de E/S</text:p>
      <text:p text:style-name="P21"><text:span text:style-name="T1">Escriba el siguiente programa y nómbrelo <text:s/>“</text:span><text:span text:style-name="Source_20_Text"><text:span text:style-name="T6">prog_0707.pp</text:span></text:span><text:span text:style-name="T1">”:</text:span></text:p>
      <text:p text:style-name="P24"><draw:frame draw:style-name="fr2" draw:name="Marco2" text:anchor-type="paragraph" svg:y="0.129cm" svg:width="14.563cm" svg:height="16.91cm" draw:z-index="5"><draw:text-box><text:p text:style-name="P16"><text:span text:style-name="Source_20_Text">program prog_0707;</text:span></text:p><text:p text:style-name="P16"><text:span text:style-name="Source_20_Text"/></text:p><text:p text:style-name="P16"><text:span text:style-name="Source_20_Text">uses oldlinux;</text:span></text:p><text:p text:style-name="P16"><text:span text:style-name="Source_20_Text"/></text:p><text:p text:style-name="P16"><text:span text:style-name="Source_20_Text">var i: integer; f: longint; p: pointer;</text:span></text:p><text:p text:style-name="P16"><text:span text:style-name="Source_20_Text"/></text:p><text:p text:style-name="P16"><text:span text:style-name="Source_20_Text"><text:s text:c="2"/>procedure MuestraHora(); </text:span></text:p><text:p text:style-name="P16"><text:span text:style-name="Source_20_Text"><text:s text:c="2"/>var hora, min, seg, mseg, useg : word;</text:span></text:p><text:p text:style-name="P16"><text:span text:style-name="Source_20_Text"><text:s text:c="2"/>begin</text:span></text:p><text:p text:style-name="P16"><text:span text:style-name="Source_20_Text"><text:s text:c="3"/>GetTime(hora, min, seg, mseg, useg);</text:span></text:p><text:p text:style-name="P16"><text:span text:style-name="Source_20_Text"><text:s text:c="3"/>WriteLn(hora:2,':',min:2,':',seg:2,':',mseg:3,':',useg:3);</text:span></text:p><text:p text:style-name="P16"><text:span text:style-name="Source_20_Text"><text:s text:c="2"/>end;</text:span></text:p><text:p text:style-name="P16"><text:span text:style-name="Source_20_Text"/></text:p><text:p text:style-name="P16"><text:span text:style-name="Source_20_Text">begin</text:span></text:p><text:p text:style-name="P16"><text:span text:style-name="Source_20_Text"><text:s text:c="2"/>WriteLn('Operaciones en memoria: ');</text:span></text:p><text:p text:style-name="P16"><text:span text:style-name="Source_20_Text"><text:s text:c="2"/>Write('Inicio: '); MuestraHora();</text:span></text:p><text:p text:style-name="P16"><text:span text:style-name="Source_20_Text"><text:s text:c="2"/>for i:=1 to 1000 do begin</text:span></text:p><text:p text:style-name="P16"><text:span text:style-name="Source_20_Text"><text:s text:c="4"/>GetMem(p,sizeOf(i));</text:span></text:p><text:p text:style-name="P16"><text:span text:style-name="Source_20_Text"><text:s text:c="4"/>FillChar(p,sizeOf(i),i);</text:span></text:p><text:p text:style-name="P16"><text:span text:style-name="Source_20_Text"><text:s text:c="2"/>end;</text:span></text:p><text:p text:style-name="P16"><text:span text:style-name="Source_20_Text"><text:s text:c="2"/>Write('Fin: '); MuestraHora();</text:span></text:p><text:p text:style-name="P16"><text:span text:style-name="Source_20_Text"><text:s text:c="2"/>Write('Presione enter para continuar...'); ReadLn;</text:span></text:p><text:p text:style-name="P16"><text:span text:style-name="Source_20_Text"/></text:p><text:p text:style-name="P16"><text:span text:style-name="Source_20_Text"><text:s text:c="2"/>WriteLn('Operaciones en pantalla: ');</text:span></text:p><text:p text:style-name="P16"><text:span text:style-name="Source_20_Text"><text:s text:c="2"/>Write('Inicio: '); MuestraHora();</text:span></text:p><text:p text:style-name="P16"><text:span text:style-name="Source_20_Text"><text:s text:c="2"/>for i:=1 to 1000 do Write(i); //incremento y lo muestro...</text:span></text:p><text:p text:style-name="P16"><text:span text:style-name="Source_20_Text"><text:s text:c="2"/>Write('Fin: '); MuestraHora();</text:span></text:p><text:p text:style-name="P16"><text:span text:style-name="Source_20_Text"><text:s text:c="2"/>Write('Presione enter para continuar...'); ReadLn;</text:span></text:p><text:p text:style-name="P16"><text:span text:style-name="Source_20_Text"/></text:p><text:p text:style-name="P16"><text:span text:style-name="Source_20_Text"><text:s text:c="2"/>WriteLn('Operaciones en disco (Sincronas): ');</text:span></text:p><text:p text:style-name="P16"><text:span text:style-name="Source_20_Text"><text:s text:c="2"/>f := fdOpen('test.txt',Open_WrOnly OR Open_Creat OR Open_Sync);</text:span></text:p><text:p text:style-name="P16"><text:span text:style-name="Source_20_Text"><text:s text:c="2"/>Write('Inicio: '); MuestraHora();</text:span></text:p><text:p text:style-name="P16"><text:span text:style-name="Source_20_Text"><text:s text:c="2"/>for i:=1 to 1000 do fdWrite(f,i,1); //incremento y grabo...</text:span></text:p><text:p text:style-name="P16"><text:span text:style-name="Source_20_Text"><text:s text:c="2"/>Write('Fin: '); MuestraHora();</text:span></text:p><text:p text:style-name="P16"><text:span text:style-name="Source_20_Text"><text:s text:c="2"/>fdClose(f);</text:span></text:p><text:p text:style-name="P16"><text:span text:style-name="Source_20_Text"><text:s text:c="2"/>Write('Presione enter para continuar...'); ReadLn;</text:span></text:p><text:p text:style-name="P16"><text:span text:style-name="Source_20_Text"/></text:p><text:p text:style-name="P16"><text:span text:style-name="Source_20_Text"><text:s text:c="2"/>WriteLn('Operaciones en disco (Asincronas): ');</text:span></text:p><text:p text:style-name="P16"><text:span text:style-name="Source_20_Text"><text:s text:c="2"/>f := fdOpen('test.txt',Open_WrOnly OR Open_Creat);</text:span></text:p><text:p text:style-name="P16"><text:span text:style-name="Source_20_Text"><text:s text:c="2"/>Write('Inicio: '); MuestraHora();</text:span></text:p><text:p text:style-name="P16"><text:span text:style-name="Source_20_Text"><text:s text:c="2"/>for i:=1 to 1000 do fdWrite(f,i,1); //incremento y grabo...</text:span></text:p><text:p text:style-name="P16"><text:span text:style-name="Source_20_Text"><text:s text:c="2"/>Write('Fin: '); MuestraHora();</text:span></text:p><text:p text:style-name="P16"><text:span text:style-name="Source_20_Text"><text:s text:c="2"/>fdClose(f); </text:span></text:p><text:p text:style-name="P16"><text:span text:style-name="Source_20_Text">end.</text:span></text:p><text:p text:style-name="Standard"/></draw:text-box></draw:frame></text:p>
      <text:p text:style-name="P21"><text:span text:style-name="T9">(9)</text:span><text:span text:style-name="T8"> Compile y verifique el funcionamiento del programa. <text:s/>Ejecútelo al menos 5 veces y anote los resultados en cada ocasión. Calcule la demora promedio de cada tipo de operación y compárelas. Explique (asistido por la teoría) el por qué de las diferencias. </text:span></text:p>
      <text:p text:style-name="P22"/>
      <text:p text:style-name="Standard"><draw:frame draw:style-name="fr4" draw:name="Marco10" text:anchor-type="paragraph" svg:width="13.847cm" draw:z-index="1"><draw:text-box fo:min-height="3.069cm"><text:p text:style-name="P4">Confeccione un informe <text:span text:style-name="T5">original</text:span>, <text:span text:style-name="T5">conciso</text:span> y <text:span text:style-name="T5">completo</text:span> donde se dé respuesta a las preguntas y consignas precedidas por un número encerrado entre paréntesis. Éste informe deberá ser confeccionado y entregado por cada grupo que llevó a cabo las actividades. <text:span text:style-name="T7">La longitud máxima del informe es de tres páginas</text:span> (sin contar las líneas correspondientes a código fuente).</text:p></draw:text-box></draw:frame></text:p>
      <text:p text:style-name="Standard"/>
      <text:p text:style-name="Standard"/>
      <text:p text:style-name="Standard"/>
      <text:p text:style-name="Standard"/>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2" svg:font-family="'Courier New'"/>
    <style:font-face style:name="NimbusMonL-Regu" svg:font-family="NimbusMonL-Regu"/>
    <style:font-face style:name="StarSymbol1" svg:font-family="StarSymbol"/>
    <style:font-face style:name="Tahoma1" svg:font-family="Tahoma"/>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master-page-name="">
      <style:paragraph-properties fo:margin-top="0.499cm" fo:margin-bottom="0cm" fo:text-align="center" style:justify-single-word="false" style:page-number="auto" fo:keep-with-next="always" style:text-autospace="none"/>
      <style:text-properties fo:font-variant="small-caps" fo:color="#0000ff" style:font-name="Arial1" fo:font-size="16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Source_20_Text" style:display-name="Source Text" style:family="text">
      <style:text-properties style:font-name="Bitstream Vera Sans Mono" fo:font-size="9pt" style:font-name-asian="Bitstream Vera Sans Mono" style:font-name-complex="Bitstream Vera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bullet text:level="2" text:style-name="WW8Num8z1" style:num-suffix="." text:bullet-char="o">
        <style:list-level-properties text:space-before="1.27cm" text:min-label-width="0.635cm"/>
        <style:text-properties style:font-name="Courier New1"/>
      </text:list-level-style-bullet>
      <text:list-level-style-bullet text:level="3" text:style-name="WW8Num8z2" style:num-suffix="." text:bullet-char="">
        <style:list-level-properties text:space-before="2.54cm" text:min-label-width="0.635cm"/>
        <style:text-properties style:font-name="Wingdings"/>
      </text:list-level-style-bullet>
      <text:list-level-style-bullet text:level="4" text:style-name="WW8Num8z0" style:num-suffix="." text:bullet-char="">
        <style:list-level-properties text:space-before="3.81cm" text:min-label-width="0.635cm"/>
        <style:text-properties style:font-name="Symbol"/>
      </text:list-level-style-bullet>
      <text:list-level-style-bullet text:level="5" text:style-name="WW8Num8z1" style:num-suffix="." text:bullet-char="o">
        <style:list-level-properties text:space-before="5.08cm" text:min-label-width="0.635cm"/>
        <style:text-properties style:font-name="Courier New1"/>
      </text:list-level-style-bullet>
      <text:list-level-style-bullet text:level="6" text:style-name="WW8Num8z2" style:num-suffix="." text:bullet-char="">
        <style:list-level-properties text:space-before="6.35cm" text:min-label-width="0.635cm"/>
        <style:text-properties style:font-name="Wingdings"/>
      </text:list-level-style-bullet>
      <text:list-level-style-bullet text:level="7" text:style-name="WW8Num8z0" style:num-suffix="." text:bullet-char="">
        <style:list-level-properties text:space-before="7.62cm" text:min-label-width="0.635cm"/>
        <style:text-properties style:font-name="Symbol"/>
      </text:list-level-style-bullet>
      <text:list-level-style-bullet text:level="8" text:style-name="WW8Num8z1" style:num-suffix="." text:bullet-char="o">
        <style:list-level-properties text:space-before="8.89cm" text:min-label-width="0.635cm"/>
        <style:text-properties style:font-name="Courier New1"/>
      </text:list-level-style-bullet>
      <text:list-level-style-bullet text:level="9" text:style-name="WW8Num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style:num-suffix="." text:bullet-char="o">
        <style:list-level-properties text:space-before="4.403cm" text:min-label-width="0.635cm"/>
        <style:text-properties style:font-name="Courier New1"/>
      </text:list-level-style-bullet>
      <text:list-level-style-bullet text:level="3" text:style-name="WW8Num10z2" style:num-suffix="." text:bullet-char="">
        <style:list-level-properties text:space-before="5.673cm" text:min-label-width="0.635cm"/>
        <style:text-properties style:font-name="Wingdings"/>
      </text:list-level-style-bullet>
      <text:list-level-style-bullet text:level="4" text:style-name="WW8Num10z3" style:num-suffix="." text:bullet-char="">
        <style:list-level-properties text:space-before="6.943cm" text:min-label-width="0.635cm"/>
        <style:text-properties style:font-name="Symbol"/>
      </text:list-level-style-bullet>
      <text:list-level-style-bullet text:level="5" text:style-name="WW8Num10z1" style:num-suffix="." text:bullet-char="o">
        <style:list-level-properties text:space-before="8.213cm" text:min-label-width="0.635cm"/>
        <style:text-properties style:font-name="Courier New1"/>
      </text:list-level-style-bullet>
      <text:list-level-style-bullet text:level="6" text:style-name="WW8Num10z2" style:num-suffix="." text:bullet-char="">
        <style:list-level-properties text:space-before="9.483cm" text:min-label-width="0.635cm"/>
        <style:text-properties style:font-name="Wingdings"/>
      </text:list-level-style-bullet>
      <text:list-level-style-bullet text:level="7" text:style-name="WW8Num10z3" style:num-suffix="." text:bullet-char="">
        <style:list-level-properties text:space-before="10.753cm" text:min-label-width="0.635cm"/>
        <style:text-properties style:font-name="Symbol"/>
      </text:list-level-style-bullet>
      <text:list-level-style-bullet text:level="8" text:style-name="WW8Num10z1" style:num-suffix="." text:bullet-char="o">
        <style:list-level-properties text:space-before="12.023cm" text:min-label-width="0.635cm"/>
        <style:text-properties style:font-name="Courier New1"/>
      </text:list-level-style-bullet>
      <text:list-level-style-bullet text:level="9" text:style-name="WW8Num10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bullet text:level="2" text:style-name="WW8Num23z1" style:num-suffix="." text:bullet-char="o">
        <style:list-level-properties text:space-before="1.27cm" text:min-label-width="0.635cm"/>
        <style:text-properties style:font-name="Courier New1"/>
      </text:list-level-style-bullet>
      <text:list-level-style-bullet text:level="3" text:style-name="WW8Num23z2" style:num-suffix="." text:bullet-char="">
        <style:list-level-properties text:space-before="2.54cm" text:min-label-width="0.635cm"/>
        <style:text-properties style:font-name="Wingdings"/>
      </text:list-level-style-bullet>
      <text:list-level-style-bullet text:level="4" text:style-name="WW8Num23z0" style:num-suffix="." text:bullet-char="">
        <style:list-level-properties text:space-before="3.81cm" text:min-label-width="0.635cm"/>
        <style:text-properties style:font-name="Symbol"/>
      </text:list-level-style-bullet>
      <text:list-level-style-bullet text:level="5" text:style-name="WW8Num23z1" style:num-suffix="." text:bullet-char="o">
        <style:list-level-properties text:space-before="5.08cm" text:min-label-width="0.635cm"/>
        <style:text-properties style:font-name="Courier New1"/>
      </text:list-level-style-bullet>
      <text:list-level-style-bullet text:level="6" text:style-name="WW8Num23z2" style:num-suffix="." text:bullet-char="">
        <style:list-level-properties text:space-before="6.35cm" text:min-label-width="0.635cm"/>
        <style:text-properties style:font-name="Wingdings"/>
      </text:list-level-style-bullet>
      <text:list-level-style-bullet text:level="7" text:style-name="WW8Num23z0"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1"/>
      </text:list-level-style-bullet>
      <text:list-level-style-bullet text:level="9" text:style-name="WW8Num2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Verdana"/>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1.143cm" text:min-label-width="0.635cm"/>
        <style:text-properties style:font-name="Symbol"/>
      </text:list-level-style-bullet>
      <text:list-level-style-bullet text:level="2" text:style-name="WW8Num26z1" style:num-suffix="." text:bullet-char="o">
        <style:list-level-properties text:space-before="2.413cm" text:min-label-width="0.635cm"/>
        <style:text-properties style:font-name="Courier New1"/>
      </text:list-level-style-bullet>
      <text:list-level-style-bullet text:level="3" text:style-name="WW8Num26z2" style:num-suffix="." text:bullet-char="">
        <style:list-level-properties text:space-before="3.683cm" text:min-label-width="0.635cm"/>
        <style:text-properties style:font-name="Wingdings"/>
      </text:list-level-style-bullet>
      <text:list-level-style-bullet text:level="4" text:style-name="WW8Num26z0" style:num-suffix="." text:bullet-char="">
        <style:list-level-properties text:space-before="4.953cm" text:min-label-width="0.635cm"/>
        <style:text-properties style:font-name="Symbol"/>
      </text:list-level-style-bullet>
      <text:list-level-style-bullet text:level="5" text:style-name="WW8Num26z1" style:num-suffix="." text:bullet-char="o">
        <style:list-level-properties text:space-before="6.223cm" text:min-label-width="0.635cm"/>
        <style:text-properties style:font-name="Courier New1"/>
      </text:list-level-style-bullet>
      <text:list-level-style-bullet text:level="6" text:style-name="WW8Num26z2" style:num-suffix="." text:bullet-char="">
        <style:list-level-properties text:space-before="7.493cm" text:min-label-width="0.635cm"/>
        <style:text-properties style:font-name="Wingdings"/>
      </text:list-level-style-bullet>
      <text:list-level-style-bullet text:level="7" text:style-name="WW8Num26z0" style:num-suffix="." text:bullet-char="">
        <style:list-level-properties text:space-before="8.763cm" text:min-label-width="0.635cm"/>
        <style:text-properties style:font-name="Symbol"/>
      </text:list-level-style-bullet>
      <text:list-level-style-bullet text:level="8" text:style-name="WW8Num26z1" style:num-suffix="." text:bullet-char="o">
        <style:list-level-properties text:space-before="10.033cm" text:min-label-width="0.635cm"/>
        <style:text-properties style:font-name="Courier New1"/>
      </text:list-level-style-bullet>
      <text:list-level-style-bullet text:level="9" text:style-name="WW8Num26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0"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0"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1" style:num-suffix="." text:bullet-char="o">
        <style:list-level-properties text:space-before="1.905cm" text:min-label-width="0.635cm"/>
        <style:text-properties style:font-name="Courier New1"/>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0"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1"/>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0"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1"/>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3"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3"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1"/>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1"/>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0"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1"/>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0"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1"/>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style:num-suffix="." text:bullet-char="">
        <style:list-level-properties text:space-before="0.635cm" text:min-label-width="0.635cm"/>
        <style:text-properties style:font-name="Symbol"/>
      </text:list-level-style-bullet>
      <text:list-level-style-bullet text:level="2" text:style-name="WW8Num95z1" style:num-suffix="." text:bullet-char="o">
        <style:list-level-properties text:space-before="1.905cm" text:min-label-width="0.635cm"/>
        <style:text-properties style:font-name="Courier New1"/>
      </text:list-level-style-bullet>
      <text:list-level-style-bullet text:level="3" text:style-name="WW8Num95z2" style:num-suffix="." text:bullet-char="">
        <style:list-level-properties text:space-before="3.175cm" text:min-label-width="0.635cm"/>
        <style:text-properties style:font-name="Wingdings"/>
      </text:list-level-style-bullet>
      <text:list-level-style-bullet text:level="4" text:style-name="WW8Num95z0" style:num-suffix="." text:bullet-char="">
        <style:list-level-properties text:space-before="4.445cm" text:min-label-width="0.635cm"/>
        <style:text-properties style:font-name="Symbol"/>
      </text:list-level-style-bullet>
      <text:list-level-style-bullet text:level="5" text:style-name="WW8Num95z1" style:num-suffix="." text:bullet-char="o">
        <style:list-level-properties text:space-before="5.715cm" text:min-label-width="0.635cm"/>
        <style:text-properties style:font-name="Courier New1"/>
      </text:list-level-style-bullet>
      <text:list-level-style-bullet text:level="6" text:style-name="WW8Num95z2" style:num-suffix="." text:bullet-char="">
        <style:list-level-properties text:space-before="6.985cm" text:min-label-width="0.635cm"/>
        <style:text-properties style:font-name="Wingdings"/>
      </text:list-level-style-bullet>
      <text:list-level-style-bullet text:level="7" text:style-name="WW8Num95z0" style:num-suffix="." text:bullet-char="">
        <style:list-level-properties text:space-before="8.255cm" text:min-label-width="0.635cm"/>
        <style:text-properties style:font-name="Symbol"/>
      </text:list-level-style-bullet>
      <text:list-level-style-bullet text:level="8" text:style-name="WW8Num95z1" style:num-suffix="." text:bullet-char="o">
        <style:list-level-properties text:space-before="9.525cm" text:min-label-width="0.635cm"/>
        <style:text-properties style:font-name="Courier New1"/>
      </text:list-level-style-bullet>
      <text:list-level-style-bullet text:level="9" text:style-name="WW8Num9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3"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style:font-name="Courier New1"/>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3"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style:font-name="Courier New1"/>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style:num-suffix="." text:bullet-char="">
        <style:list-level-properties text:min-label-width="0.635cm"/>
        <style:text-properties style:font-name="Symbol"/>
      </text:list-level-style-bullet>
      <text:list-level-style-bullet text:level="2" text:style-name="WW8Num101z0" style:num-suffix="."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space-before="2.159cm" text:min-label-width="0.635cm"/>
        <style:text-properties style:font-name="Symbol"/>
      </text:list-level-style-bullet>
      <text:list-level-style-bullet text:level="2" text:style-name="WW8Num102z1" style:num-suffix="." text:bullet-char="o">
        <style:list-level-properties text:space-before="3.429cm" text:min-label-width="0.635cm"/>
        <style:text-properties style:font-name="Courier New1"/>
      </text:list-level-style-bullet>
      <text:list-level-style-bullet text:level="3" text:style-name="WW8Num102z2" style:num-suffix="." text:bullet-char="">
        <style:list-level-properties text:space-before="4.699cm" text:min-label-width="0.635cm"/>
        <style:text-properties style:font-name="Wingdings"/>
      </text:list-level-style-bullet>
      <text:list-level-style-bullet text:level="4" text:style-name="WW8Num102z0" style:num-suffix="." text:bullet-char="">
        <style:list-level-properties text:space-before="5.969cm" text:min-label-width="0.635cm"/>
        <style:text-properties style:font-name="Symbol"/>
      </text:list-level-style-bullet>
      <text:list-level-style-bullet text:level="5" text:style-name="WW8Num102z1" style:num-suffix="." text:bullet-char="o">
        <style:list-level-properties text:space-before="7.239cm" text:min-label-width="0.635cm"/>
        <style:text-properties style:font-name="Courier New1"/>
      </text:list-level-style-bullet>
      <text:list-level-style-bullet text:level="6" text:style-name="WW8Num102z2" style:num-suffix="." text:bullet-char="">
        <style:list-level-properties text:space-before="8.509cm" text:min-label-width="0.635cm"/>
        <style:text-properties style:font-name="Wingdings"/>
      </text:list-level-style-bullet>
      <text:list-level-style-bullet text:level="7" text:style-name="WW8Num102z0" style:num-suffix="." text:bullet-char="">
        <style:list-level-properties text:space-before="9.779cm" text:min-label-width="0.635cm"/>
        <style:text-properties style:font-name="Symbol"/>
      </text:list-level-style-bullet>
      <text:list-level-style-bullet text:level="8" text:style-name="WW8Num102z1" style:num-suffix="." text:bullet-char="o">
        <style:list-level-properties text:space-before="11.049cm" text:min-label-width="0.635cm"/>
        <style:text-properties style:font-name="Courier New1"/>
      </text:list-level-style-bullet>
      <text:list-level-style-bullet text:level="9" text:style-name="WW8Num102z2" style:num-suffix="."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0"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1"/>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0"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1"/>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style:num-suffix="." text:bullet-char="">
        <style:list-level-properties text:space-before="0.635cm" text:min-label-width="0.635cm"/>
        <style:text-properties style:font-name="Symbol"/>
      </text:list-level-style-bullet>
      <text:list-level-style-bullet text:level="2" text:style-name="WW8Num106z1" style:num-suffix="." text:bullet-char="o">
        <style:list-level-properties text:space-before="1.905cm" text:min-label-width="0.635cm"/>
        <style:text-properties style:font-name="Courier New1"/>
      </text:list-level-style-bullet>
      <text:list-level-style-bullet text:level="3" text:style-name="WW8Num106z2" style:num-suffix="." text:bullet-char="">
        <style:list-level-properties text:space-before="3.175cm" text:min-label-width="0.635cm"/>
        <style:text-properties style:font-name="Wingdings"/>
      </text:list-level-style-bullet>
      <text:list-level-style-bullet text:level="4" text:style-name="WW8Num106z0" style:num-suffix="." text:bullet-char="">
        <style:list-level-properties text:space-before="4.445cm" text:min-label-width="0.635cm"/>
        <style:text-properties style:font-name="Symbol"/>
      </text:list-level-style-bullet>
      <text:list-level-style-bullet text:level="5" text:style-name="WW8Num106z1" style:num-suffix="." text:bullet-char="o">
        <style:list-level-properties text:space-before="5.715cm" text:min-label-width="0.635cm"/>
        <style:text-properties style:font-name="Courier New1"/>
      </text:list-level-style-bullet>
      <text:list-level-style-bullet text:level="6" text:style-name="WW8Num106z2" style:num-suffix="." text:bullet-char="">
        <style:list-level-properties text:space-before="6.985cm" text:min-label-width="0.635cm"/>
        <style:text-properties style:font-name="Wingdings"/>
      </text:list-level-style-bullet>
      <text:list-level-style-bullet text:level="7" text:style-name="WW8Num106z0" style:num-suffix="." text:bullet-char="">
        <style:list-level-properties text:space-before="8.255cm" text:min-label-width="0.635cm"/>
        <style:text-properties style:font-name="Symbol"/>
      </text:list-level-style-bullet>
      <text:list-level-style-bullet text:level="8" text:style-name="WW8Num106z1" style:num-suffix="." text:bullet-char="o">
        <style:list-level-properties text:space-before="9.525cm" text:min-label-width="0.635cm"/>
        <style:text-properties style:font-name="Courier New1"/>
      </text:list-level-style-bullet>
      <text:list-level-style-bullet text:level="9" text:style-name="WW8Num10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bullet text:level="2" text:style-name="WW8Num108z1" style:num-suffix="." text:bullet-char="o">
        <style:list-level-properties text:space-before="1.27cm" text:min-label-width="0.635cm"/>
        <style:text-properties style:font-name="Courier New1"/>
      </text:list-level-style-bullet>
      <text:list-level-style-bullet text:level="3" text:style-name="WW8Num108z2" style:num-suffix="." text:bullet-char="">
        <style:list-level-properties text:space-before="2.54cm" text:min-label-width="0.635cm"/>
        <style:text-properties style:font-name="Wingdings"/>
      </text:list-level-style-bullet>
      <text:list-level-style-bullet text:level="4" text:style-name="WW8Num108z0" style:num-suffix="." text:bullet-char="">
        <style:list-level-properties text:space-before="3.81cm" text:min-label-width="0.635cm"/>
        <style:text-properties style:font-name="Symbol"/>
      </text:list-level-style-bullet>
      <text:list-level-style-bullet text:level="5" text:style-name="WW8Num108z1" style:num-suffix="." text:bullet-char="o">
        <style:list-level-properties text:space-before="5.08cm" text:min-label-width="0.635cm"/>
        <style:text-properties style:font-name="Courier New1"/>
      </text:list-level-style-bullet>
      <text:list-level-style-bullet text:level="6" text:style-name="WW8Num108z2" style:num-suffix="." text:bullet-char="">
        <style:list-level-properties text:space-before="6.35cm" text:min-label-width="0.635cm"/>
        <style:text-properties style:font-name="Wingdings"/>
      </text:list-level-style-bullet>
      <text:list-level-style-bullet text:level="7" text:style-name="WW8Num108z0" style:num-suffix="." text:bullet-char="">
        <style:list-level-properties text:space-before="7.62cm" text:min-label-width="0.635cm"/>
        <style:text-properties style:font-name="Symbol"/>
      </text:list-level-style-bullet>
      <text:list-level-style-bullet text:level="8" text:style-name="WW8Num108z1" style:num-suffix="." text:bullet-char="o">
        <style:list-level-properties text:space-before="8.89cm" text:min-label-width="0.635cm"/>
        <style:text-properties style:font-name="Courier New1"/>
      </text:list-level-style-bullet>
      <text:list-level-style-bullet text:level="9" text:style-name="WW8Num10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space-before="0.635cm" text:min-label-width="0.635cm"/>
        <style:text-properties style:font-name="Symbol"/>
      </text:list-level-style-bullet>
      <text:list-level-style-bullet text:level="2" text:style-name="WW8Num109z1" style:num-suffix="." text:bullet-char="o">
        <style:list-level-properties text:space-before="1.905cm" text:min-label-width="0.635cm"/>
        <style:text-properties style:font-name="Courier New1"/>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0"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1"/>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0"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1"/>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space-before="0.635cm" text:min-label-width="0.635cm"/>
        <style:text-properties style:font-name="Verdana"/>
      </text:list-level-style-bullet>
      <text:list-level-style-bullet text:level="2" text:style-name="WW8Num110z1" style:num-suffix="." text:bullet-char="o">
        <style:list-level-properties text:space-before="1.905cm" text:min-label-width="0.635cm"/>
        <style:text-properties style:font-name="Courier New1"/>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3"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style:font-name="Courier New1"/>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3"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style:font-name="Courier New1"/>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bullet text:level="2" text:style-name="WW8Num112z1" style:num-suffix="." text:bullet-char="o">
        <style:list-level-properties text:space-before="1.27cm" text:min-label-width="0.635cm"/>
        <style:text-properties style:font-name="Courier New1"/>
      </text:list-level-style-bullet>
      <text:list-level-style-bullet text:level="3" text:style-name="WW8Num112z2" style:num-suffix="." text:bullet-char="">
        <style:list-level-properties text:space-before="2.54cm" text:min-label-width="0.635cm"/>
        <style:text-properties style:font-name="Wingdings"/>
      </text:list-level-style-bullet>
      <text:list-level-style-bullet text:level="4" text:style-name="WW8Num112z0" style:num-suffix="." text:bullet-char="">
        <style:list-level-properties text:space-before="3.81cm" text:min-label-width="0.635cm"/>
        <style:text-properties style:font-name="Symbol"/>
      </text:list-level-style-bullet>
      <text:list-level-style-bullet text:level="5" text:style-name="WW8Num112z1" style:num-suffix="." text:bullet-char="o">
        <style:list-level-properties text:space-before="5.08cm" text:min-label-width="0.635cm"/>
        <style:text-properties style:font-name="Courier New1"/>
      </text:list-level-style-bullet>
      <text:list-level-style-bullet text:level="6" text:style-name="WW8Num112z2" style:num-suffix="." text:bullet-char="">
        <style:list-level-properties text:space-before="6.35cm" text:min-label-width="0.635cm"/>
        <style:text-properties style:font-name="Wingdings"/>
      </text:list-level-style-bullet>
      <text:list-level-style-bullet text:level="7" text:style-name="WW8Num112z0" style:num-suffix="." text:bullet-char="">
        <style:list-level-properties text:space-before="7.62cm" text:min-label-width="0.635cm"/>
        <style:text-properties style:font-name="Symbol"/>
      </text:list-level-style-bullet>
      <text:list-level-style-bullet text:level="8" text:style-name="WW8Num112z1" style:num-suffix="." text:bullet-char="o">
        <style:list-level-properties text:space-before="8.89cm" text:min-label-width="0.635cm"/>
        <style:text-properties style:font-name="Courier New1"/>
      </text:list-level-style-bullet>
      <text:list-level-style-bullet text:level="9" text:style-name="WW8Num1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style:num-suffix="." text:bullet-char="">
        <style:list-level-properties text:space-before="0.635cm" text:min-label-width="0.635cm"/>
        <style:text-properties style:font-name="Symbol"/>
      </text:list-level-style-bullet>
      <text:list-level-style-bullet text:level="2" text:style-name="WW8Num117z1" style:num-suffix="." text:bullet-char="o">
        <style:list-level-properties text:space-before="1.905cm" text:min-label-width="0.635cm"/>
        <style:text-properties style:font-name="Courier New1"/>
      </text:list-level-style-bullet>
      <text:list-level-style-bullet text:level="3" text:style-name="WW8Num117z2" style:num-suffix="." text:bullet-char="">
        <style:list-level-properties text:space-before="3.175cm" text:min-label-width="0.635cm"/>
        <style:text-properties style:font-name="Wingdings"/>
      </text:list-level-style-bullet>
      <text:list-level-style-bullet text:level="4" text:style-name="WW8Num117z0" style:num-suffix="." text:bullet-char="">
        <style:list-level-properties text:space-before="4.445cm" text:min-label-width="0.635cm"/>
        <style:text-properties style:font-name="Symbol"/>
      </text:list-level-style-bullet>
      <text:list-level-style-bullet text:level="5" text:style-name="WW8Num117z1" style:num-suffix="." text:bullet-char="o">
        <style:list-level-properties text:space-before="5.715cm" text:min-label-width="0.635cm"/>
        <style:text-properties style:font-name="Courier New1"/>
      </text:list-level-style-bullet>
      <text:list-level-style-bullet text:level="6" text:style-name="WW8Num117z2" style:num-suffix="." text:bullet-char="">
        <style:list-level-properties text:space-before="6.985cm" text:min-label-width="0.635cm"/>
        <style:text-properties style:font-name="Wingdings"/>
      </text:list-level-style-bullet>
      <text:list-level-style-bullet text:level="7" text:style-name="WW8Num117z0" style:num-suffix="." text:bullet-char="">
        <style:list-level-properties text:space-before="8.255cm" text:min-label-width="0.635cm"/>
        <style:text-properties style:font-name="Symbol"/>
      </text:list-level-style-bullet>
      <text:list-level-style-bullet text:level="8" text:style-name="WW8Num117z1" style:num-suffix="." text:bullet-char="o">
        <style:list-level-properties text:space-before="9.525cm" text:min-label-width="0.635cm"/>
        <style:text-properties style:font-name="Courier New1"/>
      </text:list-level-style-bullet>
      <text:list-level-style-bullet text:level="9" text:style-name="WW8Num1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bullet text:level="2" text:style-name="WW8Num118z1" style:num-suffix="." text:bullet-char="o">
        <style:list-level-properties text:space-before="1.27cm" text:min-label-width="0.635cm"/>
        <style:text-properties style:font-name="Courier New1"/>
      </text:list-level-style-bullet>
      <text:list-level-style-bullet text:level="3" text:style-name="WW8Num118z2" style:num-suffix="." text:bullet-char="">
        <style:list-level-properties text:space-before="2.54cm" text:min-label-width="0.635cm"/>
        <style:text-properties style:font-name="Wingdings"/>
      </text:list-level-style-bullet>
      <text:list-level-style-bullet text:level="4" text:style-name="WW8Num118z0" style:num-suffix="." text:bullet-char="">
        <style:list-level-properties text:space-before="3.81cm" text:min-label-width="0.635cm"/>
        <style:text-properties style:font-name="Symbol"/>
      </text:list-level-style-bullet>
      <text:list-level-style-bullet text:level="5" text:style-name="WW8Num118z1" style:num-suffix="." text:bullet-char="o">
        <style:list-level-properties text:space-before="5.08cm" text:min-label-width="0.635cm"/>
        <style:text-properties style:font-name="Courier New1"/>
      </text:list-level-style-bullet>
      <text:list-level-style-bullet text:level="6" text:style-name="WW8Num118z2" style:num-suffix="." text:bullet-char="">
        <style:list-level-properties text:space-before="6.35cm" text:min-label-width="0.635cm"/>
        <style:text-properties style:font-name="Wingdings"/>
      </text:list-level-style-bullet>
      <text:list-level-style-bullet text:level="7" text:style-name="WW8Num118z0" style:num-suffix="." text:bullet-char="">
        <style:list-level-properties text:space-before="7.62cm" text:min-label-width="0.635cm"/>
        <style:text-properties style:font-name="Symbol"/>
      </text:list-level-style-bullet>
      <text:list-level-style-bullet text:level="8" text:style-name="WW8Num118z1" style:num-suffix="." text:bullet-char="o">
        <style:list-level-properties text:space-before="8.89cm" text:min-label-width="0.635cm"/>
        <style:text-properties style:font-name="Courier New1"/>
      </text:list-level-style-bullet>
      <text:list-level-style-bullet text:level="9" text:style-name="WW8Num1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space-before="0.635cm" text:min-label-width="0.635cm"/>
        <style:text-properties style:font-name="Verdana"/>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3"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style:font-name="Courier New1"/>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3"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style:font-name="Courier New1"/>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space-before="1.27cm" text:min-label-width="0.635cm"/>
        <style:text-properties style:font-name="Symbol"/>
      </text:list-level-style-bullet>
      <text:list-level-style-bullet text:level="2" text:style-name="WW8Num120z1" style:num-suffix="." text:bullet-char="o">
        <style:list-level-properties text:space-before="2.54cm" text:min-label-width="0.635cm"/>
        <style:text-properties style:font-name="Courier New1"/>
      </text:list-level-style-bullet>
      <text:list-level-style-bullet text:level="3" text:style-name="WW8Num120z2" style:num-suffix="." text:bullet-char="">
        <style:list-level-properties text:space-before="3.81cm" text:min-label-width="0.635cm"/>
        <style:text-properties style:font-name="Wingdings"/>
      </text:list-level-style-bullet>
      <text:list-level-style-bullet text:level="4" text:style-name="WW8Num120z0" style:num-suffix="." text:bullet-char="">
        <style:list-level-properties text:space-before="5.08cm" text:min-label-width="0.635cm"/>
        <style:text-properties style:font-name="Symbol"/>
      </text:list-level-style-bullet>
      <text:list-level-style-bullet text:level="5" text:style-name="WW8Num120z1" style:num-suffix="." text:bullet-char="o">
        <style:list-level-properties text:space-before="6.35cm" text:min-label-width="0.635cm"/>
        <style:text-properties style:font-name="Courier New1"/>
      </text:list-level-style-bullet>
      <text:list-level-style-bullet text:level="6" text:style-name="WW8Num120z2" style:num-suffix="." text:bullet-char="">
        <style:list-level-properties text:space-before="7.62cm" text:min-label-width="0.635cm"/>
        <style:text-properties style:font-name="Wingdings"/>
      </text:list-level-style-bullet>
      <text:list-level-style-bullet text:level="7" text:style-name="WW8Num120z0" style:num-suffix="." text:bullet-char="">
        <style:list-level-properties text:space-before="8.89cm" text:min-label-width="0.635cm"/>
        <style:text-properties style:font-name="Symbol"/>
      </text:list-level-style-bullet>
      <text:list-level-style-bullet text:level="8" text:style-name="WW8Num120z1" style:num-suffix="." text:bullet-char="o">
        <style:list-level-properties text:space-before="10.16cm" text:min-label-width="0.635cm"/>
        <style:text-properties style:font-name="Courier New1"/>
      </text:list-level-style-bullet>
      <text:list-level-style-bullet text:level="9" text:style-name="WW8Num1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space-before="1.884cm" text:min-label-width="0.635cm"/>
        <style:text-properties style:font-name="Symbol"/>
      </text:list-level-style-bullet>
      <text:list-level-style-bullet text:level="2" text:style-name="WW8Num121z1" style:num-suffix="." text:bullet-char="o">
        <style:list-level-properties text:space-before="3.154cm" text:min-label-width="0.635cm"/>
        <style:text-properties style:font-name="Courier New1"/>
      </text:list-level-style-bullet>
      <text:list-level-style-bullet text:level="3" text:style-name="WW8Num121z2" style:num-suffix="." text:bullet-char="">
        <style:list-level-properties text:space-before="4.424cm" text:min-label-width="0.635cm"/>
        <style:text-properties style:font-name="Wingdings"/>
      </text:list-level-style-bullet>
      <text:list-level-style-bullet text:level="4" text:style-name="WW8Num121z0" style:num-suffix="." text:bullet-char="">
        <style:list-level-properties text:space-before="5.694cm" text:min-label-width="0.635cm"/>
        <style:text-properties style:font-name="Symbol"/>
      </text:list-level-style-bullet>
      <text:list-level-style-bullet text:level="5" text:style-name="WW8Num121z1" style:num-suffix="." text:bullet-char="o">
        <style:list-level-properties text:space-before="6.964cm" text:min-label-width="0.635cm"/>
        <style:text-properties style:font-name="Courier New1"/>
      </text:list-level-style-bullet>
      <text:list-level-style-bullet text:level="6" text:style-name="WW8Num121z2" style:num-suffix="." text:bullet-char="">
        <style:list-level-properties text:space-before="8.234cm" text:min-label-width="0.635cm"/>
        <style:text-properties style:font-name="Wingdings"/>
      </text:list-level-style-bullet>
      <text:list-level-style-bullet text:level="7" text:style-name="WW8Num121z0" style:num-suffix="." text:bullet-char="">
        <style:list-level-properties text:space-before="9.504cm" text:min-label-width="0.635cm"/>
        <style:text-properties style:font-name="Symbol"/>
      </text:list-level-style-bullet>
      <text:list-level-style-bullet text:level="8" text:style-name="WW8Num121z1" style:num-suffix="." text:bullet-char="o">
        <style:list-level-properties text:space-before="10.774cm" text:min-label-width="0.635cm"/>
        <style:text-properties style:font-name="Courier New1"/>
      </text:list-level-style-bullet>
      <text:list-level-style-bullet text:level="9" text:style-name="WW8Num121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bullet text:level="2" text:style-name="WW8Num122z1" style:num-suffix="." text:bullet-char="o">
        <style:list-level-properties text:space-before="1.27cm" text:min-label-width="0.635cm"/>
        <style:text-properties style:font-name="Courier New1"/>
      </text:list-level-style-bullet>
      <text:list-level-style-bullet text:level="3" text:style-name="WW8Num122z2" style:num-suffix="." text:bullet-char="">
        <style:list-level-properties text:space-before="2.54cm" text:min-label-width="0.635cm"/>
        <style:text-properties style:font-name="Wingdings"/>
      </text:list-level-style-bullet>
      <text:list-level-style-bullet text:level="4" text:style-name="WW8Num122z0" style:num-suffix="." text:bullet-char="">
        <style:list-level-properties text:space-before="3.81cm" text:min-label-width="0.635cm"/>
        <style:text-properties style:font-name="Symbol"/>
      </text:list-level-style-bullet>
      <text:list-level-style-bullet text:level="5" text:style-name="WW8Num122z1" style:num-suffix="." text:bullet-char="o">
        <style:list-level-properties text:space-before="5.08cm" text:min-label-width="0.635cm"/>
        <style:text-properties style:font-name="Courier New1"/>
      </text:list-level-style-bullet>
      <text:list-level-style-bullet text:level="6" text:style-name="WW8Num122z2" style:num-suffix="." text:bullet-char="">
        <style:list-level-properties text:space-before="6.35cm" text:min-label-width="0.635cm"/>
        <style:text-properties style:font-name="Wingdings"/>
      </text:list-level-style-bullet>
      <text:list-level-style-bullet text:level="7" text:style-name="WW8Num122z0" style:num-suffix="." text:bullet-char="">
        <style:list-level-properties text:space-before="7.62cm" text:min-label-width="0.635cm"/>
        <style:text-properties style:font-name="Symbol"/>
      </text:list-level-style-bullet>
      <text:list-level-style-bullet text:level="8" text:style-name="WW8Num122z1" style:num-suffix="." text:bullet-char="o">
        <style:list-level-properties text:space-before="8.89cm" text:min-label-width="0.635cm"/>
        <style:text-properties style:font-name="Courier New1"/>
      </text:list-level-style-bullet>
      <text:list-level-style-bullet text:level="9" text:style-name="WW8Num12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style:num-suffix="." text:bullet-char="">
        <style:list-level-properties text:space-before="0.635cm" text:min-label-width="0.635cm"/>
        <style:text-properties style:font-name="Symbol"/>
      </text:list-level-style-bullet>
      <text:list-level-style-bullet text:level="2" text:style-name="WW8Num126z1" style:num-suffix="." text:bullet-char="o">
        <style:list-level-properties text:space-before="1.905cm" text:min-label-width="0.635cm"/>
        <style:text-properties style:font-name="Courier New1"/>
      </text:list-level-style-bullet>
      <text:list-level-style-bullet text:level="3" text:style-name="WW8Num126z2" style:num-suffix="." text:bullet-char="">
        <style:list-level-properties text:space-before="3.175cm" text:min-label-width="0.635cm"/>
        <style:text-properties style:font-name="Wingdings"/>
      </text:list-level-style-bullet>
      <text:list-level-style-bullet text:level="4" text:style-name="WW8Num126z0" style:num-suffix="." text:bullet-char="">
        <style:list-level-properties text:space-before="4.445cm" text:min-label-width="0.635cm"/>
        <style:text-properties style:font-name="Symbol"/>
      </text:list-level-style-bullet>
      <text:list-level-style-bullet text:level="5" text:style-name="WW8Num126z1" style:num-suffix="." text:bullet-char="o">
        <style:list-level-properties text:space-before="5.715cm" text:min-label-width="0.635cm"/>
        <style:text-properties style:font-name="Courier New1"/>
      </text:list-level-style-bullet>
      <text:list-level-style-bullet text:level="6" text:style-name="WW8Num126z2" style:num-suffix="." text:bullet-char="">
        <style:list-level-properties text:space-before="6.985cm" text:min-label-width="0.635cm"/>
        <style:text-properties style:font-name="Wingdings"/>
      </text:list-level-style-bullet>
      <text:list-level-style-bullet text:level="7" text:style-name="WW8Num126z0" style:num-suffix="." text:bullet-char="">
        <style:list-level-properties text:space-before="8.255cm" text:min-label-width="0.635cm"/>
        <style:text-properties style:font-name="Symbol"/>
      </text:list-level-style-bullet>
      <text:list-level-style-bullet text:level="8" text:style-name="WW8Num126z1" style:num-suffix="." text:bullet-char="o">
        <style:list-level-properties text:space-before="9.525cm" text:min-label-width="0.635cm"/>
        <style:text-properties style:font-name="Courier New1"/>
      </text:list-level-style-bullet>
      <text:list-level-style-bullet text:level="9" text:style-name="WW8Num1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style:num-suffix="." text:bullet-char="-">
        <style:list-level-properties text:space-before="0.635cm" text:min-label-width="0.635cm"/>
        <style:text-properties style:font-name="Verdana"/>
      </text:list-level-style-bullet>
      <text:list-level-style-bullet text:level="2" text:style-name="WW8Num128z1" style:num-suffix="." text:bullet-char="o">
        <style:list-level-properties text:space-before="1.905cm" text:min-label-width="0.635cm"/>
        <style:text-properties style:font-name="Courier New1"/>
      </text:list-level-style-bullet>
      <text:list-level-style-bullet text:level="3" text:style-name="WW8Num128z2" style:num-suffix="." text:bullet-char="">
        <style:list-level-properties text:space-before="3.175cm" text:min-label-width="0.635cm"/>
        <style:text-properties style:font-name="Wingdings"/>
      </text:list-level-style-bullet>
      <text:list-level-style-bullet text:level="4" text:style-name="WW8Num128z3" style:num-suffix="." text:bullet-char="">
        <style:list-level-properties text:space-before="4.445cm" text:min-label-width="0.635cm"/>
        <style:text-properties style:font-name="Symbol"/>
      </text:list-level-style-bullet>
      <text:list-level-style-bullet text:level="5" text:style-name="WW8Num128z1" style:num-suffix="." text:bullet-char="o">
        <style:list-level-properties text:space-before="5.715cm" text:min-label-width="0.635cm"/>
        <style:text-properties style:font-name="Courier New1"/>
      </text:list-level-style-bullet>
      <text:list-level-style-bullet text:level="6" text:style-name="WW8Num128z2" style:num-suffix="." text:bullet-char="">
        <style:list-level-properties text:space-before="6.985cm" text:min-label-width="0.635cm"/>
        <style:text-properties style:font-name="Wingdings"/>
      </text:list-level-style-bullet>
      <text:list-level-style-bullet text:level="7" text:style-name="WW8Num128z3" style:num-suffix="." text:bullet-char="">
        <style:list-level-properties text:space-before="8.255cm" text:min-label-width="0.635cm"/>
        <style:text-properties style:font-name="Symbol"/>
      </text:list-level-style-bullet>
      <text:list-level-style-bullet text:level="8" text:style-name="WW8Num128z1" style:num-suffix="." text:bullet-char="o">
        <style:list-level-properties text:space-before="9.525cm" text:min-label-width="0.635cm"/>
        <style:text-properties style:font-name="Courier New1"/>
      </text:list-level-style-bullet>
      <text:list-level-style-bullet text:level="9" text:style-name="WW8Num1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style:num-suffix="." text:bullet-char="">
        <style:list-level-properties text:space-before="0.635cm" text:min-label-width="0.635cm"/>
        <style:text-properties style:font-name="Symbol"/>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2" style:num-suffix="." text:bullet-char="">
        <style:list-level-properties text:space-before="3.175cm" text:min-label-width="0.635cm"/>
        <style:text-properties style:font-name="Wingdings"/>
      </text:list-level-style-bullet>
      <text:list-level-style-bullet text:level="4" text:style-name="WW8Num129z0" style:num-suffix="." text:bullet-char="">
        <style:list-level-properties text:space-before="4.445cm" text:min-label-width="0.635cm"/>
        <style:text-properties style:font-name="Symbol"/>
      </text:list-level-style-bullet>
      <text:list-level-style-bullet text:level="5" text:style-name="WW8Num129z1" style:num-suffix="." text:bullet-char="o">
        <style:list-level-properties text:space-before="5.715cm" text:min-label-width="0.635cm"/>
        <style:text-properties style:font-name="Courier New1"/>
      </text:list-level-style-bullet>
      <text:list-level-style-bullet text:level="6" text:style-name="WW8Num129z2" style:num-suffix="." text:bullet-char="">
        <style:list-level-properties text:space-before="6.985cm" text:min-label-width="0.635cm"/>
        <style:text-properties style:font-name="Wingdings"/>
      </text:list-level-style-bullet>
      <text:list-level-style-bullet text:level="7" text:style-name="WW8Num129z0" style:num-suffix="." text:bullet-char="">
        <style:list-level-properties text:space-before="8.255cm" text:min-label-width="0.635cm"/>
        <style:text-properties style:font-name="Symbol"/>
      </text:list-level-style-bullet>
      <text:list-level-style-bullet text:level="8" text:style-name="WW8Num129z1" style:num-suffix="." text:bullet-char="o">
        <style:list-level-properties text:space-before="9.525cm" text:min-label-width="0.635cm"/>
        <style:text-properties style:font-name="Courier New1"/>
      </text:list-level-style-bullet>
      <text:list-level-style-bullet text:level="9" text:style-name="WW8Num1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style:num-suffix="."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bullet text:level="2" text:style-name="WW8Num134z1" style:num-suffix="." text:bullet-char="o">
        <style:list-level-properties text:space-before="1.27cm" text:min-label-width="0.635cm"/>
        <style:text-properties style:font-name="Courier New1"/>
      </text:list-level-style-bullet>
      <text:list-level-style-bullet text:level="3" text:style-name="WW8Num134z2" style:num-suffix="." text:bullet-char="">
        <style:list-level-properties text:space-before="2.54cm" text:min-label-width="0.635cm"/>
        <style:text-properties style:font-name="Wingdings"/>
      </text:list-level-style-bullet>
      <text:list-level-style-bullet text:level="4" text:style-name="WW8Num134z0" style:num-suffix="." text:bullet-char="">
        <style:list-level-properties text:space-before="3.81cm" text:min-label-width="0.635cm"/>
        <style:text-properties style:font-name="Symbol"/>
      </text:list-level-style-bullet>
      <text:list-level-style-bullet text:level="5" text:style-name="WW8Num134z1" style:num-suffix="." text:bullet-char="o">
        <style:list-level-properties text:space-before="5.08cm" text:min-label-width="0.635cm"/>
        <style:text-properties style:font-name="Courier New1"/>
      </text:list-level-style-bullet>
      <text:list-level-style-bullet text:level="6" text:style-name="WW8Num134z2" style:num-suffix="." text:bullet-char="">
        <style:list-level-properties text:space-before="6.35cm" text:min-label-width="0.635cm"/>
        <style:text-properties style:font-name="Wingdings"/>
      </text:list-level-style-bullet>
      <text:list-level-style-bullet text:level="7" text:style-name="WW8Num134z0" style:num-suffix="." text:bullet-char="">
        <style:list-level-properties text:space-before="7.62cm" text:min-label-width="0.635cm"/>
        <style:text-properties style:font-name="Symbol"/>
      </text:list-level-style-bullet>
      <text:list-level-style-bullet text:level="8" text:style-name="WW8Num134z1" style:num-suffix="." text:bullet-char="o">
        <style:list-level-properties text:space-before="8.89cm" text:min-label-width="0.635cm"/>
        <style:text-properties style:font-name="Courier New1"/>
      </text:list-level-style-bullet>
      <text:list-level-style-bullet text:level="9" text:style-name="WW8Num13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bullet text:level="2" text:style-name="WW8Num135z1" style:num-suffix="." text:bullet-char="-">
        <style:list-level-properties text:space-before="1.27cm" text:min-label-width="0.635cm"/>
        <style:text-properties style:font-name="Arial1"/>
      </text:list-level-style-bullet>
      <text:list-level-style-bullet text:level="3" text:style-name="WW8Num135z2" style:num-suffix="." text:bullet-char="">
        <style:list-level-properties text:space-before="2.54cm" text:min-label-width="0.635cm"/>
        <style:text-properties style:font-name="Wingdings"/>
      </text:list-level-style-bullet>
      <text:list-level-style-bullet text:level="4" text:style-name="WW8Num135z0" style:num-suffix="." text:bullet-char="">
        <style:list-level-properties text:space-before="3.81cm" text:min-label-width="0.635cm"/>
        <style:text-properties style:font-name="Symbol"/>
      </text:list-level-style-bullet>
      <text:list-level-style-bullet text:level="5" text:style-name="WW8Num135z4" style:num-suffix="." text:bullet-char="o">
        <style:list-level-properties text:space-before="5.08cm" text:min-label-width="0.635cm"/>
        <style:text-properties style:font-name="Courier New1"/>
      </text:list-level-style-bullet>
      <text:list-level-style-bullet text:level="6" text:style-name="WW8Num135z2" style:num-suffix="." text:bullet-char="">
        <style:list-level-properties text:space-before="6.35cm" text:min-label-width="0.635cm"/>
        <style:text-properties style:font-name="Wingdings"/>
      </text:list-level-style-bullet>
      <text:list-level-style-bullet text:level="7" text:style-name="WW8Num135z0" style:num-suffix="." text:bullet-char="">
        <style:list-level-properties text:space-before="7.62cm" text:min-label-width="0.635cm"/>
        <style:text-properties style:font-name="Symbol"/>
      </text:list-level-style-bullet>
      <text:list-level-style-bullet text:level="8" text:style-name="WW8Num135z4" style:num-suffix="." text:bullet-char="o">
        <style:list-level-properties text:space-before="8.89cm" text:min-label-width="0.635cm"/>
        <style:text-properties style:font-name="Courier New1"/>
      </text:list-level-style-bullet>
      <text:list-level-style-bullet text:level="9" text:style-name="WW8Num13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style:num-suffix="." text:bullet-char="">
        <style:list-level-properties text:space-before="1.249cm" text:min-label-width="0.635cm"/>
        <style:text-properties style:font-name="Symbol"/>
      </text:list-level-style-bullet>
      <text:list-level-style-bullet text:level="2" text:style-name="WW8Num136z1" style:num-suffix="." text:bullet-char="o">
        <style:list-level-properties text:space-before="2.519cm" text:min-label-width="0.635cm"/>
        <style:text-properties style:font-name="Courier New1"/>
      </text:list-level-style-bullet>
      <text:list-level-style-bullet text:level="3" text:style-name="WW8Num136z2" style:num-suffix="." text:bullet-char="">
        <style:list-level-properties text:space-before="3.789cm" text:min-label-width="0.635cm"/>
        <style:text-properties style:font-name="Wingdings"/>
      </text:list-level-style-bullet>
      <text:list-level-style-bullet text:level="4" text:style-name="WW8Num136z0" style:num-suffix="." text:bullet-char="">
        <style:list-level-properties text:space-before="5.059cm" text:min-label-width="0.635cm"/>
        <style:text-properties style:font-name="Symbol"/>
      </text:list-level-style-bullet>
      <text:list-level-style-bullet text:level="5" text:style-name="WW8Num136z1" style:num-suffix="." text:bullet-char="o">
        <style:list-level-properties text:space-before="6.329cm" text:min-label-width="0.635cm"/>
        <style:text-properties style:font-name="Courier New1"/>
      </text:list-level-style-bullet>
      <text:list-level-style-bullet text:level="6" text:style-name="WW8Num136z2" style:num-suffix="." text:bullet-char="">
        <style:list-level-properties text:space-before="7.599cm" text:min-label-width="0.635cm"/>
        <style:text-properties style:font-name="Wingdings"/>
      </text:list-level-style-bullet>
      <text:list-level-style-bullet text:level="7" text:style-name="WW8Num136z0" style:num-suffix="." text:bullet-char="">
        <style:list-level-properties text:space-before="8.869cm" text:min-label-width="0.635cm"/>
        <style:text-properties style:font-name="Symbol"/>
      </text:list-level-style-bullet>
      <text:list-level-style-bullet text:level="8" text:style-name="WW8Num136z1" style:num-suffix="." text:bullet-char="o">
        <style:list-level-properties text:space-before="10.139cm" text:min-label-width="0.635cm"/>
        <style:text-properties style:font-name="Courier New1"/>
      </text:list-level-style-bullet>
      <text:list-level-style-bullet text:level="9" text:style-name="WW8Num136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style:num-suffix="." text:bullet-char="">
        <style:list-level-properties text:space-before="1.143cm" text:min-label-width="0.635cm"/>
        <style:text-properties style:font-name="Symbol"/>
      </text:list-level-style-bullet>
      <text:list-level-style-bullet text:level="2" text:style-name="WW8Num141z1" style:num-suffix="." text:bullet-char="o">
        <style:list-level-properties text:space-before="2.413cm" text:min-label-width="0.635cm"/>
        <style:text-properties style:font-name="Courier New1"/>
      </text:list-level-style-bullet>
      <text:list-level-style-bullet text:level="3" text:style-name="WW8Num141z2" style:num-suffix="." text:bullet-char="">
        <style:list-level-properties text:space-before="3.683cm" text:min-label-width="0.635cm"/>
        <style:text-properties style:font-name="Wingdings"/>
      </text:list-level-style-bullet>
      <text:list-level-style-bullet text:level="4" text:style-name="WW8Num141z0" style:num-suffix="." text:bullet-char="">
        <style:list-level-properties text:space-before="4.953cm" text:min-label-width="0.635cm"/>
        <style:text-properties style:font-name="Symbol"/>
      </text:list-level-style-bullet>
      <text:list-level-style-bullet text:level="5" text:style-name="WW8Num141z1" style:num-suffix="." text:bullet-char="o">
        <style:list-level-properties text:space-before="6.223cm" text:min-label-width="0.635cm"/>
        <style:text-properties style:font-name="Courier New1"/>
      </text:list-level-style-bullet>
      <text:list-level-style-bullet text:level="6" text:style-name="WW8Num141z2" style:num-suffix="." text:bullet-char="">
        <style:list-level-properties text:space-before="7.493cm" text:min-label-width="0.635cm"/>
        <style:text-properties style:font-name="Wingdings"/>
      </text:list-level-style-bullet>
      <text:list-level-style-bullet text:level="7" text:style-name="WW8Num141z0" style:num-suffix="." text:bullet-char="">
        <style:list-level-properties text:space-before="8.763cm" text:min-label-width="0.635cm"/>
        <style:text-properties style:font-name="Symbol"/>
      </text:list-level-style-bullet>
      <text:list-level-style-bullet text:level="8" text:style-name="WW8Num141z1" style:num-suffix="." text:bullet-char="o">
        <style:list-level-properties text:space-before="10.033cm" text:min-label-width="0.635cm"/>
        <style:text-properties style:font-name="Courier New1"/>
      </text:list-level-style-bullet>
      <text:list-level-style-bullet text:level="9" text:style-name="WW8Num141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style:num-suffix="." text:bullet-char="">
        <style:list-level-properties text:space-before="0.635cm" text:min-label-width="0.635cm"/>
        <style:text-properties style:font-name="Symbol"/>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0"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style:font-name="Courier New1"/>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0"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style:font-name="Courier New1"/>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style:num-suffix="." text:bullet-char="">
        <style:list-level-properties text:space-before="0.635cm" text:min-label-width="0.635cm"/>
        <style:text-properties style:font-name="Symbol"/>
      </text:list-level-style-bullet>
      <text:list-level-style-bullet text:level="2" text:style-name="WW8Num153z1" style:num-suffix="." text:bullet-char="o">
        <style:list-level-properties text:space-before="1.905cm" text:min-label-width="0.635cm"/>
        <style:text-properties style:font-name="Courier New1"/>
      </text:list-level-style-bullet>
      <text:list-level-style-bullet text:level="3" text:style-name="WW8Num153z2" style:num-suffix="." text:bullet-char="">
        <style:list-level-properties text:space-before="3.175cm" text:min-label-width="0.635cm"/>
        <style:text-properties style:font-name="Wingdings"/>
      </text:list-level-style-bullet>
      <text:list-level-style-bullet text:level="4" text:style-name="WW8Num153z0" style:num-suffix="." text:bullet-char="">
        <style:list-level-properties text:space-before="4.445cm" text:min-label-width="0.635cm"/>
        <style:text-properties style:font-name="Symbol"/>
      </text:list-level-style-bullet>
      <text:list-level-style-bullet text:level="5" text:style-name="WW8Num153z1" style:num-suffix="." text:bullet-char="o">
        <style:list-level-properties text:space-before="5.715cm" text:min-label-width="0.635cm"/>
        <style:text-properties style:font-name="Courier New1"/>
      </text:list-level-style-bullet>
      <text:list-level-style-bullet text:level="6" text:style-name="WW8Num153z2" style:num-suffix="." text:bullet-char="">
        <style:list-level-properties text:space-before="6.985cm" text:min-label-width="0.635cm"/>
        <style:text-properties style:font-name="Wingdings"/>
      </text:list-level-style-bullet>
      <text:list-level-style-bullet text:level="7" text:style-name="WW8Num153z0" style:num-suffix="." text:bullet-char="">
        <style:list-level-properties text:space-before="8.255cm" text:min-label-width="0.635cm"/>
        <style:text-properties style:font-name="Symbol"/>
      </text:list-level-style-bullet>
      <text:list-level-style-bullet text:level="8" text:style-name="WW8Num153z1" style:num-suffix="." text:bullet-char="o">
        <style:list-level-properties text:space-before="9.525cm" text:min-label-width="0.635cm"/>
        <style:text-properties style:font-name="Courier New1"/>
      </text:list-level-style-bullet>
      <text:list-level-style-bullet text:level="9" text:style-name="WW8Num1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style:num-suffix="." text:bullet-char="">
        <style:list-level-properties text:space-before="0.635cm" text:min-label-width="0.635cm"/>
        <style:text-properties style:font-name="Symbol"/>
      </text:list-level-style-bullet>
      <text:list-level-style-bullet text:level="2" text:style-name="WW8Num155z1" style:num-suffix="." text:bullet-char="o">
        <style:list-level-properties text:space-before="1.905cm" text:min-label-width="0.635cm"/>
        <style:text-properties style:font-name="Courier New1"/>
      </text:list-level-style-bullet>
      <text:list-level-style-bullet text:level="3" text:style-name="WW8Num155z2" style:num-suffix="." text:bullet-char="">
        <style:list-level-properties text:space-before="3.175cm" text:min-label-width="0.635cm"/>
        <style:text-properties style:font-name="Wingdings"/>
      </text:list-level-style-bullet>
      <text:list-level-style-bullet text:level="4" text:style-name="WW8Num155z0" style:num-suffix="." text:bullet-char="">
        <style:list-level-properties text:space-before="4.445cm" text:min-label-width="0.635cm"/>
        <style:text-properties style:font-name="Symbol"/>
      </text:list-level-style-bullet>
      <text:list-level-style-bullet text:level="5" text:style-name="WW8Num155z1" style:num-suffix="." text:bullet-char="o">
        <style:list-level-properties text:space-before="5.715cm" text:min-label-width="0.635cm"/>
        <style:text-properties style:font-name="Courier New1"/>
      </text:list-level-style-bullet>
      <text:list-level-style-bullet text:level="6" text:style-name="WW8Num155z2" style:num-suffix="." text:bullet-char="">
        <style:list-level-properties text:space-before="6.985cm" text:min-label-width="0.635cm"/>
        <style:text-properties style:font-name="Wingdings"/>
      </text:list-level-style-bullet>
      <text:list-level-style-bullet text:level="7" text:style-name="WW8Num155z0" style:num-suffix="." text:bullet-char="">
        <style:list-level-properties text:space-before="8.255cm" text:min-label-width="0.635cm"/>
        <style:text-properties style:font-name="Symbol"/>
      </text:list-level-style-bullet>
      <text:list-level-style-bullet text:level="8" text:style-name="WW8Num155z1" style:num-suffix="." text:bullet-char="o">
        <style:list-level-properties text:space-before="9.525cm" text:min-label-width="0.635cm"/>
        <style:text-properties style:font-name="Courier New1"/>
      </text:list-level-style-bullet>
      <text:list-level-style-bullet text:level="9" text:style-name="WW8Num1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style:num-suffix="." text:bullet-char="">
        <style:list-level-properties text:space-before="0.635cm" text:min-label-width="0.635cm"/>
        <style:text-properties style:font-name="Symbol"/>
      </text:list-level-style-bullet>
      <text:list-level-style-bullet text:level="2" text:style-name="WW8Num157z1" style:num-suffix="." text:bullet-char="o">
        <style:list-level-properties text:space-before="1.905cm" text:min-label-width="0.635cm"/>
        <style:text-properties style:font-name="Courier New1"/>
      </text:list-level-style-bullet>
      <text:list-level-style-bullet text:level="3" text:style-name="WW8Num157z2" style:num-suffix="." text:bullet-char="">
        <style:list-level-properties text:space-before="3.175cm" text:min-label-width="0.635cm"/>
        <style:text-properties style:font-name="Wingdings"/>
      </text:list-level-style-bullet>
      <text:list-level-style-bullet text:level="4" text:style-name="WW8Num157z0" style:num-suffix="." text:bullet-char="">
        <style:list-level-properties text:space-before="4.445cm" text:min-label-width="0.635cm"/>
        <style:text-properties style:font-name="Symbol"/>
      </text:list-level-style-bullet>
      <text:list-level-style-bullet text:level="5" text:style-name="WW8Num157z1" style:num-suffix="." text:bullet-char="o">
        <style:list-level-properties text:space-before="5.715cm" text:min-label-width="0.635cm"/>
        <style:text-properties style:font-name="Courier New1"/>
      </text:list-level-style-bullet>
      <text:list-level-style-bullet text:level="6" text:style-name="WW8Num157z2" style:num-suffix="." text:bullet-char="">
        <style:list-level-properties text:space-before="6.985cm" text:min-label-width="0.635cm"/>
        <style:text-properties style:font-name="Wingdings"/>
      </text:list-level-style-bullet>
      <text:list-level-style-bullet text:level="7" text:style-name="WW8Num157z0" style:num-suffix="." text:bullet-char="">
        <style:list-level-properties text:space-before="8.255cm" text:min-label-width="0.635cm"/>
        <style:text-properties style:font-name="Symbol"/>
      </text:list-level-style-bullet>
      <text:list-level-style-bullet text:level="8" text:style-name="WW8Num157z1" style:num-suffix="." text:bullet-char="o">
        <style:list-level-properties text:space-before="9.525cm" text:min-label-width="0.635cm"/>
        <style:text-properties style:font-name="Courier New1"/>
      </text:list-level-style-bullet>
      <text:list-level-style-bullet text:level="9" text:style-name="WW8Num1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style:num-suffix="." text:bullet-char="">
        <style:list-level-properties text:space-before="0.635cm" text:min-label-width="0.635cm"/>
        <style:text-properties style:font-name="Symbol"/>
      </text:list-level-style-bullet>
      <text:list-level-style-bullet text:level="2" text:style-name="WW8Num158z1" style:num-suffix="." text:bullet-char="o">
        <style:list-level-properties text:space-before="1.905cm" text:min-label-width="0.635cm"/>
        <style:text-properties style:font-name="Courier New1"/>
      </text:list-level-style-bullet>
      <text:list-level-style-bullet text:level="3" text:style-name="WW8Num158z2" style:num-suffix="." text:bullet-char="">
        <style:list-level-properties text:space-before="3.175cm" text:min-label-width="0.635cm"/>
        <style:text-properties style:font-name="Wingdings"/>
      </text:list-level-style-bullet>
      <text:list-level-style-bullet text:level="4" text:style-name="WW8Num158z0" style:num-suffix="." text:bullet-char="">
        <style:list-level-properties text:space-before="4.445cm" text:min-label-width="0.635cm"/>
        <style:text-properties style:font-name="Symbol"/>
      </text:list-level-style-bullet>
      <text:list-level-style-bullet text:level="5" text:style-name="WW8Num158z1" style:num-suffix="." text:bullet-char="o">
        <style:list-level-properties text:space-before="5.715cm" text:min-label-width="0.635cm"/>
        <style:text-properties style:font-name="Courier New1"/>
      </text:list-level-style-bullet>
      <text:list-level-style-bullet text:level="6" text:style-name="WW8Num158z2" style:num-suffix="." text:bullet-char="">
        <style:list-level-properties text:space-before="6.985cm" text:min-label-width="0.635cm"/>
        <style:text-properties style:font-name="Wingdings"/>
      </text:list-level-style-bullet>
      <text:list-level-style-bullet text:level="7" text:style-name="WW8Num158z0" style:num-suffix="." text:bullet-char="">
        <style:list-level-properties text:space-before="8.255cm" text:min-label-width="0.635cm"/>
        <style:text-properties style:font-name="Symbol"/>
      </text:list-level-style-bullet>
      <text:list-level-style-bullet text:level="8" text:style-name="WW8Num158z1" style:num-suffix="." text:bullet-char="o">
        <style:list-level-properties text:space-before="9.525cm" text:min-label-width="0.635cm"/>
        <style:text-properties style:font-name="Courier New1"/>
      </text:list-level-style-bullet>
      <text:list-level-style-bullet text:level="9" text:style-name="WW8Num1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style:num-suffix="." text:bullet-char="">
        <style:list-level-properties text:space-before="0.635cm" text:min-label-width="0.635cm"/>
        <style:text-properties style:font-name="Symbol"/>
      </text:list-level-style-bullet>
      <text:list-level-style-bullet text:level="2" text:style-name="WW8Num159z1" style:num-suffix="." text:bullet-char="o">
        <style:list-level-properties text:space-before="1.905cm" text:min-label-width="0.635cm"/>
        <style:text-properties style:font-name="Courier New1"/>
      </text:list-level-style-bullet>
      <text:list-level-style-bullet text:level="3" text:style-name="WW8Num159z2" style:num-suffix="." text:bullet-char="">
        <style:list-level-properties text:space-before="3.175cm" text:min-label-width="0.635cm"/>
        <style:text-properties style:font-name="Wingdings"/>
      </text:list-level-style-bullet>
      <text:list-level-style-bullet text:level="4" text:style-name="WW8Num159z0" style:num-suffix="." text:bullet-char="">
        <style:list-level-properties text:space-before="4.445cm" text:min-label-width="0.635cm"/>
        <style:text-properties style:font-name="Symbol"/>
      </text:list-level-style-bullet>
      <text:list-level-style-bullet text:level="5" text:style-name="WW8Num159z1" style:num-suffix="." text:bullet-char="o">
        <style:list-level-properties text:space-before="5.715cm" text:min-label-width="0.635cm"/>
        <style:text-properties style:font-name="Courier New1"/>
      </text:list-level-style-bullet>
      <text:list-level-style-bullet text:level="6" text:style-name="WW8Num159z2" style:num-suffix="." text:bullet-char="">
        <style:list-level-properties text:space-before="6.985cm" text:min-label-width="0.635cm"/>
        <style:text-properties style:font-name="Wingdings"/>
      </text:list-level-style-bullet>
      <text:list-level-style-bullet text:level="7" text:style-name="WW8Num159z0" style:num-suffix="." text:bullet-char="">
        <style:list-level-properties text:space-before="8.255cm" text:min-label-width="0.635cm"/>
        <style:text-properties style:font-name="Symbol"/>
      </text:list-level-style-bullet>
      <text:list-level-style-bullet text:level="8" text:style-name="WW8Num159z1" style:num-suffix="." text:bullet-char="o">
        <style:list-level-properties text:space-before="9.525cm" text:min-label-width="0.635cm"/>
        <style:text-properties style:font-name="Courier New1"/>
      </text:list-level-style-bullet>
      <text:list-level-style-bullet text:level="9" text:style-name="WW8Num1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style:num-suffix="." text:bullet-char="">
        <style:list-level-properties text:space-before="0.635cm" text:min-label-width="0.635cm"/>
        <style:text-properties style:font-name="Symbol"/>
      </text:list-level-style-bullet>
      <text:list-level-style-bullet text:level="2" text:style-name="WW8Num162z1" style:num-suffix="." text:bullet-char="o">
        <style:list-level-properties text:space-before="1.905cm" text:min-label-width="0.635cm"/>
        <style:text-properties style:font-name="Courier New1"/>
      </text:list-level-style-bullet>
      <text:list-level-style-bullet text:level="3" text:style-name="WW8Num162z2" style:num-suffix="." text:bullet-char="">
        <style:list-level-properties text:space-before="3.175cm" text:min-label-width="0.635cm"/>
        <style:text-properties style:font-name="Wingdings"/>
      </text:list-level-style-bullet>
      <text:list-level-style-bullet text:level="4" text:style-name="WW8Num162z0" style:num-suffix="." text:bullet-char="">
        <style:list-level-properties text:space-before="4.445cm" text:min-label-width="0.635cm"/>
        <style:text-properties style:font-name="Symbol"/>
      </text:list-level-style-bullet>
      <text:list-level-style-bullet text:level="5" text:style-name="WW8Num162z1" style:num-suffix="." text:bullet-char="o">
        <style:list-level-properties text:space-before="5.715cm" text:min-label-width="0.635cm"/>
        <style:text-properties style:font-name="Courier New1"/>
      </text:list-level-style-bullet>
      <text:list-level-style-bullet text:level="6" text:style-name="WW8Num162z2" style:num-suffix="." text:bullet-char="">
        <style:list-level-properties text:space-before="6.985cm" text:min-label-width="0.635cm"/>
        <style:text-properties style:font-name="Wingdings"/>
      </text:list-level-style-bullet>
      <text:list-level-style-bullet text:level="7" text:style-name="WW8Num162z0" style:num-suffix="." text:bullet-char="">
        <style:list-level-properties text:space-before="8.255cm" text:min-label-width="0.635cm"/>
        <style:text-properties style:font-name="Symbol"/>
      </text:list-level-style-bullet>
      <text:list-level-style-bullet text:level="8" text:style-name="WW8Num162z1" style:num-suffix="." text:bullet-char="o">
        <style:list-level-properties text:space-before="9.525cm" text:min-label-width="0.635cm"/>
        <style:text-properties style:font-name="Courier New1"/>
      </text:list-level-style-bullet>
      <text:list-level-style-bullet text:level="9" text:style-name="WW8Num1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05cm"/>
          <style:tab-stop style:position="15.589cm" style:type="right"/>
        </style:tab-stops>
      </style:paragraph-properties>
    </style:style>
    <style:style style:name="MT1" style:family="text">
      <style:text-properties style:font-name="Arial1" fo:font-size="10pt" style:font-size-asian="10pt" style:font-name-complex="Arial1"/>
    </style:style>
    <style:style style:name="MT2" style:family="text">
      <style:text-properties fo:color="#0000ff" style:font-name="Arial1" fo:font-size="10pt" fo:font-weight="bold" style:font-size-asian="10pt" style:font-weight-asian="bold" style:font-name-complex="Arial1" style:font-size-complex="10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7 - Entrada/Salida</text:p>
      </style:header>
      <style:footer>
        <text:p text:style-name="MP3"><text:span text:style-name="MT1">Ing. Gabriel E. Arellano</text:span><text:tab/><text:span text:style-name="MT2">Año 2009</text:span><text:tab/><text:span text:style-name="Page_20_Number"><text:span text:style-name="MT1"><text:page-number text:select-page="current">3</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Práctico 7 -Entrada / Salida</dc:title>
    <dc:subject>Entrada / Salida</dc:subject>
    <meta:initial-creator>Gabriel Arellano</meta:initial-creator>
    <meta:creation-date>2003-10-29T17:55:00</meta:creation-date>
    <dc:creator>Gabriel Arellano</dc:creator>
    <dc:date>2009-10-19T14:01:41</dc:date>
    <meta:print-date>2003-08-08T13:38:00</meta:print-date>
    <meta:editing-cycles>169</meta:editing-cycles>
    <meta:editing-duration>PT21H40M30S</meta:editing-duration>
    <meta:document-statistic meta:table-count="0" meta:image-count="0" meta:object-count="0" meta:page-count="5" meta:paragraph-count="176" meta:word-count="1013" meta:character-count="7749"/>
    <meta:user-defined meta:name="Info 1">Gabriel Arellano</meta:user-defined>
    <meta:user-defined meta:name="Info 2"/>
    <meta:user-defined meta:name="Info 3"/>
    <meta:user-defined meta:name="Info 4"/>
  </office:meta>
</office:document-meta>
</file>